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778899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778899" style:text-align-source="fix" style:repeat-content="false" style:vertical-align="middl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ackground-color="#778899"/>
      <style:text-properties fo:color="#ffffff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3d3d3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778899" style:text-align-source="fix" style:repeat-content="false" fo:border="0.74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" table:default-cell-style-name="Default"/>
        <table:table-column table:style-name="co5" table:default-cell-style-name="ce9"/>
        <table:table-column table:style-name="co1" table:default-cell-style-name="ce9"/>
        <table:table-column table:style-name="co6" table:default-cell-style-name="ce1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questao D</text:p>
          </table:table-cell>
          <table:covered-table-cell table:style-name="ce1"/>
          <table:covered-table-cell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2" table:number-rows-spanned="1">
            <text:p>BD</text:p>
          </table:table-cell>
          <table:covered-table-cell table:style-name="ce15"/>
          <table:table-cell table:style-name="ce5" office:value-type="string" calcext:value-type="string">
            <text:p>Classificado Alfab</text:p>
          </table:table-cell>
          <table:table-cell table:style-name="ce5" office:value-type="string" calcext:value-type="string">
            <text:p>Classificado Alfab [idade]</text:p>
          </table:table-cell>
          <table:table-cell table:style-name="ce19"/>
          <table:table-cell table:style-name="ce8" office:value-type="string" calcext:value-type="string">
            <text:p>Classificado Idade [nome]</text:p>
          </table:table-cell>
          <table:table-cell table:style-name="ce5" office:value-type="string" calcext:value-type="string">
            <text:p>Classificado Idade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TEST</text:p>
          </table:table-cell>
          <table:table-cell table:style-name="ce19"/>
          <table:table-cell table:style-name="ce26" office:value-type="string" calcext:value-type="string" table:number-columns-spanned="2" table:number-rows-spanned="1">
            <text:p>BD INVERTIDO (PROCV)</text:p>
          </table:table-cell>
          <table:covered-table-cell table:style-name="ce4"/>
          <table:table-cell table:style-name="ce28"/>
          <table:table-cell table:style-name="ce29" office:value-type="string" calcext:value-type="string">
            <text:p>INPUT</text:p>
          </table:table-cell>
        </table:table-row>
        <table:table-row table:style-name="ro1">
          <table:table-cell table:style-name="ce14" office:value-type="string" calcext:value-type="string">
            <text:p>Gedixi</text:p>
          </table:table-cell>
          <table:table-cell table:style-name="ce14" office:value-type="float" office:value="45" calcext:value-type="float">
            <text:p>45</text:p>
          </table:table-cell>
          <table:table-cell table:style-name="ce6" office:value-type="string" calcext:value-type="string">
            <text:p>Aeglu</text:p>
          </table:table-cell>
          <table:table-cell table:formula="of:=VLOOKUP([.C3];[.$A$3:.$B$62];2;0)" office:value-type="float" office:value="50" calcext:value-type="float">
            <text:p>50</text:p>
          </table:table-cell>
          <table:table-cell/>
          <table:table-cell table:style-name="ce21" table:formula="of:=VLOOKUP([.G3];[.$K$3:.$L$62];2;)" office:value-type="string" office:string-value="Difithir" calcext:value-type="string">
            <text:p>Difithir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Aeglu 50 | Difithir 1</text:p>
          </table:table-cell>
          <table:table-cell table:style-name="ce24" table:formula="of:=IF([.H3]=COM.MICROSOFT.CONCAT([.C3] &amp; &quot; &quot; &amp; [.D3] &amp; &quot; | &quot; &amp; [.F3] &amp; &quot; &quot; &amp; [.G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Gedixi</text:p>
          </table:table-cell>
          <table:table-cell/>
          <table:table-cell table:style-name="ce25" table:formula="of:=[.A3] &amp; &quot; &quot; &amp; [.B3]" office:value-type="string" office:string-value="Gedixi 45" calcext:value-type="string">
            <text:p>Gedixi 45</text:p>
          </table:table-cell>
        </table:table-row>
        <table:table-row table:style-name="ro1">
          <table:table-cell table:style-name="ce14" office:value-type="string" calcext:value-type="string">
            <text:p>Xurun</text:p>
          </table:table-cell>
          <table:table-cell table:style-name="ce14" office:value-type="float" office:value="52" calcext:value-type="float">
            <text:p>52</text:p>
          </table:table-cell>
          <table:table-cell table:style-name="ce6" office:value-type="string" calcext:value-type="string">
            <text:p>Aegsundîr</text:p>
          </table:table-cell>
          <table:table-cell table:formula="of:=VLOOKUP([.C4];[.$A$3:.$B$62];2;0)" office:value-type="float" office:value="97" calcext:value-type="float">
            <text:p>97</text:p>
          </table:table-cell>
          <table:table-cell/>
          <table:table-cell table:formula="of:=VLOOKUP([.G4];[.$K$3:.$L$62];2;)" office:value-type="string" office:string-value="Finma" calcext:value-type="string">
            <text:p>Finma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Aegsundîr 97 | Finma 4</text:p>
          </table:table-cell>
          <table:table-cell table:style-name="ce24" table:formula="of:=IF([.H4]=COM.MICROSOFT.CONCAT([.C4] &amp; &quot; &quot; &amp; [.D4] &amp; &quot; | &quot; &amp; [.F4] &amp; &quot; &quot; &amp; [.G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Xurun</text:p>
          </table:table-cell>
          <table:table-cell/>
          <table:table-cell table:style-name="ce25" table:formula="of:=[.A4] &amp; &quot; &quot; &amp; [.B4]" office:value-type="string" office:string-value="Xurun 52" calcext:value-type="string">
            <text:p>Xurun 52</text:p>
          </table:table-cell>
        </table:table-row>
        <table:table-row table:style-name="ro1">
          <table:table-cell table:style-name="ce14" office:value-type="string" calcext:value-type="string">
            <text:p>Cefoyvi</text:p>
          </table:table-cell>
          <table:table-cell table:style-name="ce14" office:value-type="float" office:value="24" calcext:value-type="float">
            <text:p>24</text:p>
          </table:table-cell>
          <table:table-cell table:style-name="ce6" office:value-type="string" calcext:value-type="string">
            <text:p>Amxoyan</text:p>
          </table:table-cell>
          <table:table-cell table:formula="of:=VLOOKUP([.C5];[.$A$3:.$B$62];2;0)" office:value-type="float" office:value="46" calcext:value-type="float">
            <text:p>46</text:p>
          </table:table-cell>
          <table:table-cell/>
          <table:table-cell table:formula="of:=VLOOKUP([.G5];[.$K$3:.$L$62];2;)" office:value-type="string" office:string-value="Winu" calcext:value-type="string">
            <text:p>Winu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>
            <text:p>Amxoyan 46 | Winu 5</text:p>
          </table:table-cell>
          <table:table-cell table:style-name="ce24" table:formula="of:=IF([.H5]=COM.MICROSOFT.CONCAT([.C5] &amp; &quot; &quot; &amp; [.D5] &amp; &quot; | &quot; &amp; [.F5] &amp; &quot; &quot; &amp; [.G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efoyvi</text:p>
          </table:table-cell>
          <table:table-cell/>
          <table:table-cell table:style-name="ce25" table:formula="of:=[.A5] &amp; &quot; &quot; &amp; [.B5]" office:value-type="string" office:string-value="Cefoyvi 24" calcext:value-type="string">
            <text:p>Cefoyvi 24</text:p>
          </table:table-cell>
        </table:table-row>
        <table:table-row table:style-name="ro1">
          <table:table-cell table:style-name="ce14" office:value-type="string" calcext:value-type="string">
            <text:p>Zaun</text:p>
          </table:table-cell>
          <table:table-cell table:style-name="ce14" office:value-type="float" office:value="92" calcext:value-type="float">
            <text:p>92</text:p>
          </table:table-cell>
          <table:table-cell table:style-name="ce6" office:value-type="string" calcext:value-type="string">
            <text:p>Aranolron</text:p>
          </table:table-cell>
          <table:table-cell table:formula="of:=VLOOKUP([.C6];[.$A$3:.$B$62];2;0)" office:value-type="float" office:value="30" calcext:value-type="float">
            <text:p>30</text:p>
          </table:table-cell>
          <table:table-cell/>
          <table:table-cell table:formula="of:=VLOOKUP([.G6];[.$K$3:.$L$62];2;)" office:value-type="string" office:string-value="Tuteadar" calcext:value-type="string">
            <text:p>Tuteadar</text:p>
          </table:table-cell>
          <table:table-cell table:style-name="ce6" office:value-type="float" office:value="6" calcext:value-type="float">
            <text:p>6</text:p>
          </table:table-cell>
          <table:table-cell table:style-name="ce24" office:value-type="string" calcext:value-type="string">
            <text:p>Aranolron 30 | Tuteadar 6</text:p>
          </table:table-cell>
          <table:table-cell table:style-name="ce24" table:formula="of:=IF([.H6]=COM.MICROSOFT.CONCAT([.C6] &amp; &quot; &quot; &amp; [.D6] &amp; &quot; | &quot; &amp; [.F6] &amp; &quot; &quot; &amp; [.G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Zaun</text:p>
          </table:table-cell>
          <table:table-cell/>
          <table:table-cell table:style-name="ce25" table:formula="of:=[.A6] &amp; &quot; &quot; &amp; [.B6]" office:value-type="string" office:string-value="Zaun 92" calcext:value-type="string">
            <text:p>Zaun 92</text:p>
          </table:table-cell>
        </table:table-row>
        <table:table-row table:style-name="ro1">
          <table:table-cell table:style-name="ce14" office:value-type="string" calcext:value-type="string">
            <text:p>Tiomu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string" calcext:value-type="string">
            <text:p>Baratou</text:p>
          </table:table-cell>
          <table:table-cell table:formula="of:=VLOOKUP([.C7];[.$A$3:.$B$62];2;0)" office:value-type="float" office:value="81" calcext:value-type="float">
            <text:p>81</text:p>
          </table:table-cell>
          <table:table-cell/>
          <table:table-cell table:formula="of:=VLOOKUP([.G7];[.$K$3:.$L$62];2;)" office:value-type="string" office:string-value="Halzo" calcext:value-type="string">
            <text:p>Halzo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Baratou 81 | Halzo 7</text:p>
          </table:table-cell>
          <table:table-cell table:style-name="ce24" table:formula="of:=IF([.H7]=COM.MICROSOFT.CONCAT([.C7] &amp; &quot; &quot; &amp; [.D7] &amp; &quot; | &quot; &amp; [.F7] &amp; &quot; &quot; &amp; [.G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Tiomu</text:p>
          </table:table-cell>
          <table:table-cell/>
          <table:table-cell table:style-name="ce25" table:formula="of:=[.A7] &amp; &quot; &quot; &amp; [.B7]" office:value-type="string" office:string-value="Tiomu 82" calcext:value-type="string">
            <text:p>Tiomu 82</text:p>
          </table:table-cell>
        </table:table-row>
        <table:table-row table:style-name="ro1">
          <table:table-cell table:style-name="ce14" office:value-type="string" calcext:value-type="string">
            <text:p>Keuxu</text:p>
          </table:table-cell>
          <table:table-cell table:style-name="ce14" office:value-type="float" office:value="18" calcext:value-type="float">
            <text:p>18</text:p>
          </table:table-cell>
          <table:table-cell table:style-name="ce6" office:value-type="string" calcext:value-type="string">
            <text:p>Cefoyvi</text:p>
          </table:table-cell>
          <table:table-cell table:formula="of:=VLOOKUP([.C8];[.$A$3:.$B$62];2;0)" office:value-type="float" office:value="24" calcext:value-type="float">
            <text:p>24</text:p>
          </table:table-cell>
          <table:table-cell/>
          <table:table-cell table:formula="of:=VLOOKUP([.G8];[.$K$3:.$L$62];2;)" office:value-type="string" office:string-value="Finwosia" calcext:value-type="string">
            <text:p>Finwosia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string" calcext:value-type="string">
            <text:p>Cefoyvi 24 | Finwosia 9</text:p>
          </table:table-cell>
          <table:table-cell table:style-name="ce24" table:formula="of:=IF([.H8]=COM.MICROSOFT.CONCAT([.C8] &amp; &quot; &quot; &amp; [.D8] &amp; &quot; | &quot; &amp; [.F8] &amp; &quot; &quot; &amp; [.G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Keuxu</text:p>
          </table:table-cell>
          <table:table-cell/>
          <table:table-cell table:style-name="ce25" table:formula="of:=[.A8] &amp; &quot; &quot; &amp; [.B8]" office:value-type="string" office:string-value="Keuxu 18" calcext:value-type="string">
            <text:p>Keuxu 18</text:p>
          </table:table-cell>
        </table:table-row>
        <table:table-row table:style-name="ro1">
          <table:table-cell table:style-name="ce14" office:value-type="string" calcext:value-type="string">
            <text:p>Winu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Celebthalion</text:p>
          </table:table-cell>
          <table:table-cell table:formula="of:=VLOOKUP([.C9];[.$A$3:.$B$62];2;0)" office:value-type="float" office:value="69" calcext:value-type="float">
            <text:p>69</text:p>
          </table:table-cell>
          <table:table-cell/>
          <table:table-cell table:formula="of:=VLOOKUP([.G9];[.$K$3:.$L$62];2;)" office:value-type="string" office:string-value="Wyovo" calcext:value-type="string">
            <text:p>Wyovo</text:p>
          </table:table-cell>
          <table:table-cell table:style-name="ce6" office:value-type="float" office:value="11" calcext:value-type="float">
            <text:p>11</text:p>
          </table:table-cell>
          <table:table-cell table:style-name="ce24" office:value-type="string" calcext:value-type="string">
            <text:p>Celebthalion 69 | Wyovo 11</text:p>
          </table:table-cell>
          <table:table-cell table:style-name="ce24" table:formula="of:=IF([.H9]=COM.MICROSOFT.CONCAT([.C9] &amp; &quot; &quot; &amp; [.D9] &amp; &quot; | &quot; &amp; [.F9] &amp; &quot; &quot; &amp; [.G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Winu</text:p>
          </table:table-cell>
          <table:table-cell/>
          <table:table-cell table:style-name="ce25" table:formula="of:=[.A9] &amp; &quot; &quot; &amp; [.B9]" office:value-type="string" office:string-value="Winu 5" calcext:value-type="string">
            <text:p>Winu 5</text:p>
          </table:table-cell>
        </table:table-row>
        <table:table-row table:style-name="ro1">
          <table:table-cell table:style-name="ce14" office:value-type="string" calcext:value-type="string">
            <text:p>Lovu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string" calcext:value-type="string">
            <text:p>Celebxe</text:p>
          </table:table-cell>
          <table:table-cell table:formula="of:=VLOOKUP([.C10];[.$A$3:.$B$62];2;0)" office:value-type="float" office:value="47" calcext:value-type="float">
            <text:p>47</text:p>
          </table:table-cell>
          <table:table-cell/>
          <table:table-cell table:formula="of:=VLOOKUP([.G10];[.$K$3:.$L$62];2;)" office:value-type="string" office:string-value="Zouis" calcext:value-type="string">
            <text:p>Zouis</text:p>
          </table:table-cell>
          <table:table-cell table:style-name="ce6" office:value-type="float" office:value="12" calcext:value-type="float">
            <text:p>12</text:p>
          </table:table-cell>
          <table:table-cell table:style-name="ce24" office:value-type="string" calcext:value-type="string">
            <text:p>Celebxe 47 | Zouis 12</text:p>
          </table:table-cell>
          <table:table-cell table:style-name="ce24" table:formula="of:=IF([.H10]=COM.MICROSOFT.CONCAT([.C10] &amp; &quot; &quot; &amp; [.D10] &amp; &quot; | &quot; &amp; [.F10] &amp; &quot; &quot; &amp; [.G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Lovu</text:p>
          </table:table-cell>
          <table:table-cell/>
          <table:table-cell table:style-name="ce25" table:formula="of:=[.A10] &amp; &quot; &quot; &amp; [.B10]" office:value-type="string" office:string-value="Lovu 90" calcext:value-type="string">
            <text:p>Lovu 90</text:p>
          </table:table-cell>
        </table:table-row>
        <table:table-row table:style-name="ro1">
          <table:table-cell table:style-name="ce14" office:value-type="string" calcext:value-type="string">
            <text:p>Zioka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string" calcext:value-type="string">
            <text:p>Cubuadar</text:p>
          </table:table-cell>
          <table:table-cell table:formula="of:=VLOOKUP([.C11];[.$A$3:.$B$62];2;0)" office:value-type="float" office:value="14" calcext:value-type="float">
            <text:p>14</text:p>
          </table:table-cell>
          <table:table-cell/>
          <table:table-cell table:formula="of:=VLOOKUP([.G11];[.$K$3:.$L$62];2;)" office:value-type="string" office:string-value="Cubuadar" calcext:value-type="string">
            <text:p>Cubuadar</text:p>
          </table:table-cell>
          <table:table-cell table:style-name="ce6" office:value-type="float" office:value="14" calcext:value-type="float">
            <text:p>14</text:p>
          </table:table-cell>
          <table:table-cell table:style-name="ce24" office:value-type="string" calcext:value-type="string">
            <text:p>Cubuadar 14 | Cubuadar 14</text:p>
          </table:table-cell>
          <table:table-cell table:style-name="ce24" table:formula="of:=IF([.H11]=COM.MICROSOFT.CONCAT([.C11] &amp; &quot; &quot; &amp; [.D11] &amp; &quot; | &quot; &amp; [.F11] &amp; &quot; &quot; &amp; [.G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Zioka</text:p>
          </table:table-cell>
          <table:table-cell/>
          <table:table-cell table:style-name="ce25" table:formula="of:=[.A11] &amp; &quot; &quot; &amp; [.B11]" office:value-type="string" office:string-value="Zioka 88" calcext:value-type="string">
            <text:p>Zioka 88</text:p>
          </table:table-cell>
        </table:table-row>
        <table:table-row table:style-name="ro1">
          <table:table-cell table:style-name="ce14" office:value-type="string" calcext:value-type="string">
            <text:p>Kegel</text:p>
          </table:table-cell>
          <table:table-cell table:style-name="ce14" office:value-type="float" office:value="39" calcext:value-type="float">
            <text:p>39</text:p>
          </table:table-cell>
          <table:table-cell table:style-name="ce6" office:value-type="string" calcext:value-type="string">
            <text:p>Cureuil</text:p>
          </table:table-cell>
          <table:table-cell table:formula="of:=VLOOKUP([.C12];[.$A$3:.$B$62];2;0)" office:value-type="float" office:value="27" calcext:value-type="float">
            <text:p>27</text:p>
          </table:table-cell>
          <table:table-cell/>
          <table:table-cell table:formula="of:=VLOOKUP([.G12];[.$K$3:.$L$62];2;)" office:value-type="string" office:string-value="Racues" calcext:value-type="string">
            <text:p>Racues</text:p>
          </table:table-cell>
          <table:table-cell table:style-name="ce6" office:value-type="float" office:value="15" calcext:value-type="float">
            <text:p>15</text:p>
          </table:table-cell>
          <table:table-cell table:style-name="ce24" office:value-type="string" calcext:value-type="string">
            <text:p>Cureuil 27 | Racues 15</text:p>
          </table:table-cell>
          <table:table-cell table:style-name="ce24" table:formula="of:=IF([.H12]=COM.MICROSOFT.CONCAT([.C12] &amp; &quot; &quot; &amp; [.D12] &amp; &quot; | &quot; &amp; [.F12] &amp; &quot; &quot; &amp; [.G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Kegel</text:p>
          </table:table-cell>
          <table:table-cell/>
          <table:table-cell table:style-name="ce25" table:formula="of:=[.A12] &amp; &quot; &quot; &amp; [.B12]" office:value-type="string" office:string-value="Kegel 39" calcext:value-type="string">
            <text:p>Kegel 39</text:p>
          </table:table-cell>
        </table:table-row>
        <table:table-row table:style-name="ro1">
          <table:table-cell table:style-name="ce14" office:value-type="string" calcext:value-type="string">
            <text:p>Racues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string" calcext:value-type="string">
            <text:p>Difithir</text:p>
          </table:table-cell>
          <table:table-cell table:formula="of:=VLOOKUP([.C13];[.$A$3:.$B$62];2;0)" office:value-type="float" office:value="1" calcext:value-type="float">
            <text:p>1</text:p>
          </table:table-cell>
          <table:table-cell/>
          <table:table-cell table:formula="of:=VLOOKUP([.G13];[.$K$3:.$L$62];2;)" office:value-type="string" office:string-value="Keuxu" calcext:value-type="string">
            <text:p>Keuxu</text:p>
          </table:table-cell>
          <table:table-cell table:style-name="ce6" office:value-type="float" office:value="18" calcext:value-type="float">
            <text:p>18</text:p>
          </table:table-cell>
          <table:table-cell table:style-name="ce24" office:value-type="string" calcext:value-type="string">
            <text:p>Difithir 1 | Keuxu 18</text:p>
          </table:table-cell>
          <table:table-cell table:style-name="ce24" table:formula="of:=IF([.H13]=COM.MICROSOFT.CONCAT([.C13] &amp; &quot; &quot; &amp; [.D13] &amp; &quot; | &quot; &amp; [.F13] &amp; &quot; &quot; &amp; [.G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Racues</text:p>
          </table:table-cell>
          <table:table-cell/>
          <table:table-cell table:style-name="ce25" table:formula="of:=[.A13] &amp; &quot; &quot; &amp; [.B13]" office:value-type="string" office:string-value="Racues 15" calcext:value-type="string">
            <text:p>Racues 15</text:p>
          </table:table-cell>
        </table:table-row>
        <table:table-row table:style-name="ro1">
          <table:table-cell table:style-name="ce14" office:value-type="string" calcext:value-type="string">
            <text:p>Tegul</text:p>
          </table:table-cell>
          <table:table-cell table:style-name="ce14" office:value-type="float" office:value="34" calcext:value-type="float">
            <text:p>34</text:p>
          </table:table-cell>
          <table:table-cell table:style-name="ce6" office:value-type="string" calcext:value-type="string">
            <text:p>Finbabu</text:p>
          </table:table-cell>
          <table:table-cell table:formula="of:=VLOOKUP([.C14];[.$A$3:.$B$62];2;0)" office:value-type="float" office:value="89" calcext:value-type="float">
            <text:p>89</text:p>
          </table:table-cell>
          <table:table-cell/>
          <table:table-cell table:formula="of:=VLOOKUP([.G14];[.$K$3:.$L$62];2;)" office:value-type="string" office:string-value="Gucun" calcext:value-type="string">
            <text:p>Gucun</text:p>
          </table:table-cell>
          <table:table-cell table:style-name="ce6" office:value-type="float" office:value="20" calcext:value-type="float">
            <text:p>20</text:p>
          </table:table-cell>
          <table:table-cell table:style-name="ce24" office:value-type="string" calcext:value-type="string">
            <text:p>Finbabu 89 | Gucun 20</text:p>
          </table:table-cell>
          <table:table-cell table:style-name="ce24" table:formula="of:=IF([.H14]=COM.MICROSOFT.CONCAT([.C14] &amp; &quot; &quot; &amp; [.D14] &amp; &quot; | &quot; &amp; [.F14] &amp; &quot; &quot; &amp; [.G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Tegul</text:p>
          </table:table-cell>
          <table:table-cell/>
          <table:table-cell table:style-name="ce25" table:formula="of:=[.A14] &amp; &quot; &quot; &amp; [.B14]" office:value-type="string" office:string-value="Tegul 34" calcext:value-type="string">
            <text:p>Tegul 34</text:p>
          </table:table-cell>
        </table:table-row>
        <table:table-row table:style-name="ro1">
          <table:table-cell table:style-name="ce14" office:value-type="string" calcext:value-type="string">
            <text:p>Gusol</text:p>
          </table:table-cell>
          <table:table-cell table:style-name="ce14" office:value-type="float" office:value="38" calcext:value-type="float">
            <text:p>38</text:p>
          </table:table-cell>
          <table:table-cell table:style-name="ce6" office:value-type="string" calcext:value-type="string">
            <text:p>Finma</text:p>
          </table:table-cell>
          <table:table-cell table:formula="of:=VLOOKUP([.C15];[.$A$3:.$B$62];2;0)" office:value-type="float" office:value="4" calcext:value-type="float">
            <text:p>4</text:p>
          </table:table-cell>
          <table:table-cell/>
          <table:table-cell table:formula="of:=VLOOKUP([.G15];[.$K$3:.$L$62];2;)" office:value-type="string" office:string-value="Linbathir" calcext:value-type="string">
            <text:p>Linbathir</text:p>
          </table:table-cell>
          <table:table-cell table:style-name="ce6" office:value-type="float" office:value="22" calcext:value-type="float">
            <text:p>22</text:p>
          </table:table-cell>
          <table:table-cell table:style-name="ce24" office:value-type="string" calcext:value-type="string">
            <text:p>Finma 4 | Linbathir 22</text:p>
          </table:table-cell>
          <table:table-cell table:style-name="ce24" table:formula="of:=IF([.H15]=COM.MICROSOFT.CONCAT([.C15] &amp; &quot; &quot; &amp; [.D15] &amp; &quot; | &quot; &amp; [.F15] &amp; &quot; &quot; &amp; [.G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Gusol</text:p>
          </table:table-cell>
          <table:table-cell/>
          <table:table-cell table:style-name="ce25" table:formula="of:=[.A15] &amp; &quot; &quot; &amp; [.B15]" office:value-type="string" office:string-value="Gusol 38" calcext:value-type="string">
            <text:p>Gusol 38</text:p>
          </table:table-cell>
        </table:table-row>
        <table:table-row table:style-name="ro1">
          <table:table-cell table:style-name="ce14" office:value-type="string" calcext:value-type="string">
            <text:p>Quise</text:p>
          </table:table-cell>
          <table:table-cell table:style-name="ce14" office:value-type="float" office:value="79" calcext:value-type="float">
            <text:p>79</text:p>
          </table:table-cell>
          <table:table-cell table:style-name="ce6" office:value-type="string" calcext:value-type="string">
            <text:p>Finwosia</text:p>
          </table:table-cell>
          <table:table-cell table:formula="of:=VLOOKUP([.C16];[.$A$3:.$B$62];2;0)" office:value-type="float" office:value="9" calcext:value-type="float">
            <text:p>9</text:p>
          </table:table-cell>
          <table:table-cell/>
          <table:table-cell table:formula="of:=VLOOKUP([.G16];[.$K$3:.$L$62];2;)" office:value-type="string" office:string-value="Maigyendîr" calcext:value-type="string">
            <text:p>Maigyendîr</text:p>
          </table:table-cell>
          <table:table-cell table:style-name="ce6" office:value-type="float" office:value="23" calcext:value-type="float">
            <text:p>23</text:p>
          </table:table-cell>
          <table:table-cell table:style-name="ce24" office:value-type="string" calcext:value-type="string">
            <text:p>Finwosia 9 | Maigyendîr 23</text:p>
          </table:table-cell>
          <table:table-cell table:style-name="ce24" table:formula="of:=IF([.H16]=COM.MICROSOFT.CONCAT([.C16] &amp; &quot; &quot; &amp; [.D16] &amp; &quot; | &quot; &amp; [.F16] &amp; &quot; &quot; &amp; [.G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Quise</text:p>
          </table:table-cell>
          <table:table-cell/>
          <table:table-cell table:style-name="ce25" table:formula="of:=[.A16] &amp; &quot; &quot; &amp; [.B16]" office:value-type="string" office:string-value="Quise 79" calcext:value-type="string">
            <text:p>Quise 79</text:p>
          </table:table-cell>
        </table:table-row>
        <table:table-row table:style-name="ro1">
          <table:table-cell table:style-name="ce14" office:value-type="string" calcext:value-type="string">
            <text:p>Sowia</text:p>
          </table:table-cell>
          <table:table-cell table:style-name="ce14" office:value-type="float" office:value="43" calcext:value-type="float">
            <text:p>43</text:p>
          </table:table-cell>
          <table:table-cell table:style-name="ce6" office:value-type="string" calcext:value-type="string">
            <text:p>Fundîr</text:p>
          </table:table-cell>
          <table:table-cell table:formula="of:=VLOOKUP([.C17];[.$A$3:.$B$62];2;0)" office:value-type="float" office:value="56" calcext:value-type="float">
            <text:p>56</text:p>
          </table:table-cell>
          <table:table-cell/>
          <table:table-cell table:formula="of:=VLOOKUP([.G17];[.$K$3:.$L$62];2;)" office:value-type="string" office:string-value="Cefoyvi" calcext:value-type="string">
            <text:p>Cefoyvi</text:p>
          </table:table-cell>
          <table:table-cell table:style-name="ce6" office:value-type="float" office:value="24" calcext:value-type="float">
            <text:p>24</text:p>
          </table:table-cell>
          <table:table-cell table:style-name="ce24" office:value-type="string" calcext:value-type="string">
            <text:p>Fundîr 56 | Cefoyvi 24</text:p>
          </table:table-cell>
          <table:table-cell table:style-name="ce24" table:formula="of:=IF([.H17]=COM.MICROSOFT.CONCAT([.C17] &amp; &quot; &quot; &amp; [.D17] &amp; &quot; | &quot; &amp; [.F17] &amp; &quot; &quot; &amp; [.G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owia</text:p>
          </table:table-cell>
          <table:table-cell/>
          <table:table-cell table:style-name="ce25" table:formula="of:=[.A17] &amp; &quot; &quot; &amp; [.B17]" office:value-type="string" office:string-value="Sowia 43" calcext:value-type="string">
            <text:p>Sowia 43</text:p>
          </table:table-cell>
        </table:table-row>
        <table:table-row table:style-name="ro1">
          <table:table-cell table:style-name="ce14" office:value-type="string" calcext:value-type="string">
            <text:p>Leawi</text:p>
          </table:table-cell>
          <table:table-cell table:style-name="ce14" office:value-type="float" office:value="61" calcext:value-type="float">
            <text:p>61</text:p>
          </table:table-cell>
          <table:table-cell table:style-name="ce6" office:value-type="string" calcext:value-type="string">
            <text:p>Galrod</text:p>
          </table:table-cell>
          <table:table-cell table:formula="of:=VLOOKUP([.C18];[.$A$3:.$B$62];2;0)" office:value-type="float" office:value="36" calcext:value-type="float">
            <text:p>36</text:p>
          </table:table-cell>
          <table:table-cell/>
          <table:table-cell table:formula="of:=VLOOKUP([.G18];[.$K$3:.$L$62];2;)" office:value-type="string" office:string-value="Tomuion" calcext:value-type="string">
            <text:p>Tomuion</text:p>
          </table:table-cell>
          <table:table-cell table:style-name="ce6" office:value-type="float" office:value="26" calcext:value-type="float">
            <text:p>26</text:p>
          </table:table-cell>
          <table:table-cell table:style-name="ce24" office:value-type="string" calcext:value-type="string">
            <text:p>Galrod 36 | Tomuion 26</text:p>
          </table:table-cell>
          <table:table-cell table:style-name="ce24" table:formula="of:=IF([.H18]=COM.MICROSOFT.CONCAT([.C18] &amp; &quot; &quot; &amp; [.D18] &amp; &quot; | &quot; &amp; [.F18] &amp; &quot; &quot; &amp; [.G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Leawi</text:p>
          </table:table-cell>
          <table:table-cell/>
          <table:table-cell table:style-name="ce25" table:formula="of:=[.A18] &amp; &quot; &quot; &amp; [.B18]" office:value-type="string" office:string-value="Leawi 61" calcext:value-type="string">
            <text:p>Leawi 61</text:p>
          </table:table-cell>
        </table:table-row>
        <table:table-row table:style-name="ro1">
          <table:table-cell table:style-name="ce14" office:value-type="string" calcext:value-type="string">
            <text:p>Zouis</text:p>
          </table:table-cell>
          <table:table-cell table:style-name="ce14" office:value-type="float" office:value="12" calcext:value-type="float">
            <text:p>12</text:p>
          </table:table-cell>
          <table:table-cell table:style-name="ce6" office:value-type="string" calcext:value-type="string">
            <text:p>Gedixi</text:p>
          </table:table-cell>
          <table:table-cell table:formula="of:=VLOOKUP([.C19];[.$A$3:.$B$62];2;0)" office:value-type="float" office:value="45" calcext:value-type="float">
            <text:p>45</text:p>
          </table:table-cell>
          <table:table-cell/>
          <table:table-cell table:formula="of:=VLOOKUP([.G19];[.$K$3:.$L$62];2;)" office:value-type="string" office:string-value="Cureuil" calcext:value-type="string">
            <text:p>Cureuil</text:p>
          </table:table-cell>
          <table:table-cell table:style-name="ce6" office:value-type="float" office:value="27" calcext:value-type="float">
            <text:p>27</text:p>
          </table:table-cell>
          <table:table-cell table:style-name="ce24" office:value-type="string" calcext:value-type="string">
            <text:p>Gedixi 45 | Cureuil 27</text:p>
          </table:table-cell>
          <table:table-cell table:style-name="ce24" table:formula="of:=IF([.H19]=COM.MICROSOFT.CONCAT([.C19] &amp; &quot; &quot; &amp; [.D19] &amp; &quot; | &quot; &amp; [.F19] &amp; &quot; &quot; &amp; [.G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ouis</text:p>
          </table:table-cell>
          <table:table-cell/>
          <table:table-cell table:style-name="ce25" table:formula="of:=[.A19] &amp; &quot; &quot; &amp; [.B19]" office:value-type="string" office:string-value="Zouis 12" calcext:value-type="string">
            <text:p>Zouis 12</text:p>
          </table:table-cell>
        </table:table-row>
        <table:table-row table:style-name="ro1">
          <table:table-cell table:style-name="ce14" office:value-type="string" calcext:value-type="string">
            <text:p>Irgaywoy</text:p>
          </table:table-cell>
          <table:table-cell table:style-name="ce14" office:value-type="float" office:value="44" calcext:value-type="float">
            <text:p>44</text:p>
          </table:table-cell>
          <table:table-cell table:style-name="ce6" office:value-type="string" calcext:value-type="string">
            <text:p>Gibel</text:p>
          </table:table-cell>
          <table:table-cell table:formula="of:=VLOOKUP([.C20];[.$A$3:.$B$62];2;0)" office:value-type="float" office:value="60" calcext:value-type="float">
            <text:p>60</text:p>
          </table:table-cell>
          <table:table-cell/>
          <table:table-cell table:formula="of:=VLOOKUP([.G20];[.$K$3:.$L$62];2;)" office:value-type="string" office:string-value="Vebar" calcext:value-type="string">
            <text:p>Vebar</text:p>
          </table:table-cell>
          <table:table-cell table:style-name="ce6" office:value-type="float" office:value="28" calcext:value-type="float">
            <text:p>28</text:p>
          </table:table-cell>
          <table:table-cell table:style-name="ce24" office:value-type="string" calcext:value-type="string">
            <text:p>Gibel 60 | Vebar 28</text:p>
          </table:table-cell>
          <table:table-cell table:style-name="ce24" table:formula="of:=IF([.H20]=COM.MICROSOFT.CONCAT([.C20] &amp; &quot; &quot; &amp; [.D20] &amp; &quot; | &quot; &amp; [.F20] &amp; &quot; &quot; &amp; [.G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rgaywoy</text:p>
          </table:table-cell>
          <table:table-cell/>
          <table:table-cell table:style-name="ce25" table:formula="of:=[.A20] &amp; &quot; &quot; &amp; [.B20]" office:value-type="string" office:string-value="Irgaywoy 44" calcext:value-type="string">
            <text:p>Irgaywoy 44</text:p>
          </table:table-cell>
        </table:table-row>
        <table:table-row table:style-name="ro1">
          <table:table-cell table:style-name="ce14" office:value-type="string" calcext:value-type="string">
            <text:p>Hoaxes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string" calcext:value-type="string">
            <text:p>Gieon</text:p>
          </table:table-cell>
          <table:table-cell table:formula="of:=VLOOKUP([.C21];[.$A$3:.$B$62];2;0)" office:value-type="float" office:value="32" calcext:value-type="float">
            <text:p>32</text:p>
          </table:table-cell>
          <table:table-cell/>
          <table:table-cell table:formula="of:=VLOOKUP([.G21];[.$K$3:.$L$62];2;)" office:value-type="string" office:string-value="Aranolron" calcext:value-type="string">
            <text:p>Aranolron</text:p>
          </table:table-cell>
          <table:table-cell table:style-name="ce6" office:value-type="float" office:value="30" calcext:value-type="float">
            <text:p>30</text:p>
          </table:table-cell>
          <table:table-cell table:style-name="ce24" office:value-type="string" calcext:value-type="string">
            <text:p>Gieon 32 | Aranolron 30</text:p>
          </table:table-cell>
          <table:table-cell table:style-name="ce24" table:formula="of:=IF([.H21]=COM.MICROSOFT.CONCAT([.C21] &amp; &quot; &quot; &amp; [.D21] &amp; &quot; | &quot; &amp; [.F21] &amp; &quot; &quot; &amp; [.G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Hoaxes</text:p>
          </table:table-cell>
          <table:table-cell/>
          <table:table-cell table:style-name="ce25" table:formula="of:=[.A21] &amp; &quot; &quot; &amp; [.B21]" office:value-type="string" office:string-value="Hoaxes 80" calcext:value-type="string">
            <text:p>Hoaxes 80</text:p>
          </table:table-cell>
        </table:table-row>
        <table:table-row table:style-name="ro1">
          <table:table-cell table:style-name="ce14" office:value-type="string" calcext:value-type="string">
            <text:p>Weos</text:p>
          </table:table-cell>
          <table:table-cell table:style-name="ce14" office:value-type="float" office:value="42" calcext:value-type="float">
            <text:p>42</text:p>
          </table:table-cell>
          <table:table-cell table:style-name="ce6" office:value-type="string" calcext:value-type="string">
            <text:p>Gucun</text:p>
          </table:table-cell>
          <table:table-cell table:formula="of:=VLOOKUP([.C22];[.$A$3:.$B$62];2;0)" office:value-type="float" office:value="20" calcext:value-type="float">
            <text:p>20</text:p>
          </table:table-cell>
          <table:table-cell/>
          <table:table-cell table:formula="of:=VLOOKUP([.G22];[.$K$3:.$L$62];2;)" office:value-type="string" office:string-value="Gieon" calcext:value-type="string">
            <text:p>Gieon</text:p>
          </table:table-cell>
          <table:table-cell table:style-name="ce6" office:value-type="float" office:value="32" calcext:value-type="float">
            <text:p>32</text:p>
          </table:table-cell>
          <table:table-cell table:style-name="ce24" office:value-type="string" calcext:value-type="string">
            <text:p>Gucun 20 | Gieon 32</text:p>
          </table:table-cell>
          <table:table-cell table:style-name="ce24" table:formula="of:=IF([.H22]=COM.MICROSOFT.CONCAT([.C22] &amp; &quot; &quot; &amp; [.D22] &amp; &quot; | &quot; &amp; [.F22] &amp; &quot; &quot; &amp; [.G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Weos</text:p>
          </table:table-cell>
          <table:table-cell/>
          <table:table-cell table:style-name="ce25" table:formula="of:=[.A22] &amp; &quot; &quot; &amp; [.B22]" office:value-type="string" office:string-value="Weos 42" calcext:value-type="string">
            <text:p>Weos 42</text:p>
          </table:table-cell>
        </table:table-row>
        <table:table-row table:style-name="ro1">
          <table:table-cell table:style-name="ce14" office:value-type="string" calcext:value-type="string">
            <text:p>Huaor</text:p>
          </table:table-cell>
          <table:table-cell table:style-name="ce14" office:value-type="float" office:value="41" calcext:value-type="float">
            <text:p>41</text:p>
          </table:table-cell>
          <table:table-cell table:style-name="ce6" office:value-type="string" calcext:value-type="string">
            <text:p>Gusol</text:p>
          </table:table-cell>
          <table:table-cell table:formula="of:=VLOOKUP([.C23];[.$A$3:.$B$62];2;0)" office:value-type="float" office:value="38" calcext:value-type="float">
            <text:p>38</text:p>
          </table:table-cell>
          <table:table-cell/>
          <table:table-cell table:formula="of:=VLOOKUP([.G23];[.$K$3:.$L$62];2;)" office:value-type="string" office:string-value="Tegul" calcext:value-type="string">
            <text:p>Tegul</text:p>
          </table:table-cell>
          <table:table-cell table:style-name="ce6" office:value-type="float" office:value="34" calcext:value-type="float">
            <text:p>34</text:p>
          </table:table-cell>
          <table:table-cell table:style-name="ce24" office:value-type="string" calcext:value-type="string">
            <text:p>Gusol 38 | Tegul 34</text:p>
          </table:table-cell>
          <table:table-cell table:style-name="ce24" table:formula="of:=IF([.H23]=COM.MICROSOFT.CONCAT([.C23] &amp; &quot; &quot; &amp; [.D23] &amp; &quot; | &quot; &amp; [.F23] &amp; &quot; &quot; &amp; [.G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Huaor</text:p>
          </table:table-cell>
          <table:table-cell/>
          <table:table-cell table:style-name="ce25" table:formula="of:=[.A23] &amp; &quot; &quot; &amp; [.B23]" office:value-type="string" office:string-value="Huaor 41" calcext:value-type="string">
            <text:p>Huaor 41</text:p>
          </table:table-cell>
        </table:table-row>
        <table:table-row table:style-name="ro1">
          <table:table-cell table:style-name="ce14" office:value-type="string" calcext:value-type="string">
            <text:p>Wyovo</text:p>
          </table:table-cell>
          <table:table-cell table:style-name="ce14" office:value-type="float" office:value="11" calcext:value-type="float">
            <text:p>11</text:p>
          </table:table-cell>
          <table:table-cell table:style-name="ce6" office:value-type="string" calcext:value-type="string">
            <text:p>Halzo</text:p>
          </table:table-cell>
          <table:table-cell table:formula="of:=VLOOKUP([.C24];[.$A$3:.$B$62];2;0)" office:value-type="float" office:value="7" calcext:value-type="float">
            <text:p>7</text:p>
          </table:table-cell>
          <table:table-cell/>
          <table:table-cell table:formula="of:=VLOOKUP([.G24];[.$K$3:.$L$62];2;)" office:value-type="string" office:string-value="Galrod" calcext:value-type="string">
            <text:p>Galrod</text:p>
          </table:table-cell>
          <table:table-cell table:style-name="ce6" office:value-type="float" office:value="36" calcext:value-type="float">
            <text:p>36</text:p>
          </table:table-cell>
          <table:table-cell table:style-name="ce24" office:value-type="string" calcext:value-type="string">
            <text:p>Halzo 7 | Galrod 36</text:p>
          </table:table-cell>
          <table:table-cell table:style-name="ce24" table:formula="of:=IF([.H24]=COM.MICROSOFT.CONCAT([.C24] &amp; &quot; &quot; &amp; [.D24] &amp; &quot; | &quot; &amp; [.F24] &amp; &quot; &quot; &amp; [.G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Wyovo</text:p>
          </table:table-cell>
          <table:table-cell/>
          <table:table-cell table:style-name="ce25" table:formula="of:=[.A24] &amp; &quot; &quot; &amp; [.B24]" office:value-type="string" office:string-value="Wyovo 11" calcext:value-type="string">
            <text:p>Wyovo 11</text:p>
          </table:table-cell>
        </table:table-row>
        <table:table-row table:style-name="ro1">
          <table:table-cell table:style-name="ce14" office:value-type="string" calcext:value-type="string">
            <text:p>Heabu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string" calcext:value-type="string">
            <text:p>Heabu</text:p>
          </table:table-cell>
          <table:table-cell table:formula="of:=VLOOKUP([.C25];[.$A$3:.$B$62];2;0)" office:value-type="float" office:value="62" calcext:value-type="float">
            <text:p>62</text:p>
          </table:table-cell>
          <table:table-cell/>
          <table:table-cell table:formula="of:=VLOOKUP([.G25];[.$K$3:.$L$62];2;)" office:value-type="string" office:string-value="Gusol" calcext:value-type="string">
            <text:p>Gusol</text:p>
          </table:table-cell>
          <table:table-cell table:style-name="ce6" office:value-type="float" office:value="38" calcext:value-type="float">
            <text:p>38</text:p>
          </table:table-cell>
          <table:table-cell table:style-name="ce24" office:value-type="string" calcext:value-type="string">
            <text:p>Heabu 62 | Gusol 38</text:p>
          </table:table-cell>
          <table:table-cell table:style-name="ce24" table:formula="of:=IF([.H25]=COM.MICROSOFT.CONCAT([.C25] &amp; &quot; &quot; &amp; [.D25] &amp; &quot; | &quot; &amp; [.F25] &amp; &quot; &quot; &amp; [.G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Heabu</text:p>
          </table:table-cell>
          <table:table-cell/>
          <table:table-cell table:style-name="ce25" table:formula="of:=[.A25] &amp; &quot; &quot; &amp; [.B25]" office:value-type="string" office:string-value="Heabu 62" calcext:value-type="string">
            <text:p>Heabu 62</text:p>
          </table:table-cell>
        </table:table-row>
        <table:table-row table:style-name="ro1">
          <table:table-cell table:style-name="ce14" office:value-type="string" calcext:value-type="string">
            <text:p>Gibel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string" calcext:value-type="string">
            <text:p>Hoaxes</text:p>
          </table:table-cell>
          <table:table-cell table:formula="of:=VLOOKUP([.C26];[.$A$3:.$B$62];2;0)" office:value-type="float" office:value="80" calcext:value-type="float">
            <text:p>80</text:p>
          </table:table-cell>
          <table:table-cell/>
          <table:table-cell table:formula="of:=VLOOKUP([.G26];[.$K$3:.$L$62];2;)" office:value-type="string" office:string-value="Kegel" calcext:value-type="string">
            <text:p>Kegel</text:p>
          </table:table-cell>
          <table:table-cell table:style-name="ce6" office:value-type="float" office:value="39" calcext:value-type="float">
            <text:p>39</text:p>
          </table:table-cell>
          <table:table-cell table:style-name="ce24" office:value-type="string" calcext:value-type="string">
            <text:p>Hoaxes 80 | Kegel 39</text:p>
          </table:table-cell>
          <table:table-cell table:style-name="ce24" table:formula="of:=IF([.H26]=COM.MICROSOFT.CONCAT([.C26] &amp; &quot; &quot; &amp; [.D26] &amp; &quot; | &quot; &amp; [.F26] &amp; &quot; &quot; &amp; [.G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Gibel</text:p>
          </table:table-cell>
          <table:table-cell/>
          <table:table-cell table:style-name="ce25" table:formula="of:=[.A26] &amp; &quot; &quot; &amp; [.B26]" office:value-type="string" office:string-value="Gibel 60" calcext:value-type="string">
            <text:p>Gibel 60</text:p>
          </table:table-cell>
        </table:table-row>
        <table:table-row table:style-name="ro1">
          <table:table-cell table:style-name="ce14" office:value-type="string" calcext:value-type="string">
            <text:p>Koko</text:p>
          </table:table-cell>
          <table:table-cell table:style-name="ce14" office:value-type="float" office:value="64" calcext:value-type="float">
            <text:p>64</text:p>
          </table:table-cell>
          <table:table-cell table:style-name="ce6" office:value-type="string" calcext:value-type="string">
            <text:p>Huaor</text:p>
          </table:table-cell>
          <table:table-cell table:formula="of:=VLOOKUP([.C27];[.$A$3:.$B$62];2;0)" office:value-type="float" office:value="41" calcext:value-type="float">
            <text:p>41</text:p>
          </table:table-cell>
          <table:table-cell/>
          <table:table-cell table:formula="of:=VLOOKUP([.G27];[.$K$3:.$L$62];2;)" office:value-type="string" office:string-value="Saveul" calcext:value-type="string">
            <text:p>Saveul</text:p>
          </table:table-cell>
          <table:table-cell table:style-name="ce6" office:value-type="float" office:value="40" calcext:value-type="float">
            <text:p>40</text:p>
          </table:table-cell>
          <table:table-cell table:style-name="ce24" office:value-type="string" calcext:value-type="string">
            <text:p>Huaor 41 | Saveul 40</text:p>
          </table:table-cell>
          <table:table-cell table:style-name="ce24" table:formula="of:=IF([.H27]=COM.MICROSOFT.CONCAT([.C27] &amp; &quot; &quot; &amp; [.D27] &amp; &quot; | &quot; &amp; [.F27] &amp; &quot; &quot; &amp; [.G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Koko</text:p>
          </table:table-cell>
          <table:table-cell/>
          <table:table-cell table:style-name="ce25" table:formula="of:=[.A27] &amp; &quot; &quot; &amp; [.B27]" office:value-type="string" office:string-value="Koko 64" calcext:value-type="string">
            <text:p>Koko 64</text:p>
          </table:table-cell>
        </table:table-row>
        <table:table-row table:style-name="ro1">
          <table:table-cell table:style-name="ce14" office:value-type="string" calcext:value-type="string">
            <text:p>Gieon</text:p>
          </table:table-cell>
          <table:table-cell table:style-name="ce14" office:value-type="float" office:value="32" calcext:value-type="float">
            <text:p>32</text:p>
          </table:table-cell>
          <table:table-cell table:style-name="ce6" office:value-type="string" calcext:value-type="string">
            <text:p>Irgaywoy</text:p>
          </table:table-cell>
          <table:table-cell table:formula="of:=VLOOKUP([.C28];[.$A$3:.$B$62];2;0)" office:value-type="float" office:value="44" calcext:value-type="float">
            <text:p>44</text:p>
          </table:table-cell>
          <table:table-cell/>
          <table:table-cell table:formula="of:=VLOOKUP([.G28];[.$K$3:.$L$62];2;)" office:value-type="string" office:string-value="Huaor" calcext:value-type="string">
            <text:p>Huaor</text:p>
          </table:table-cell>
          <table:table-cell table:style-name="ce6" office:value-type="float" office:value="41" calcext:value-type="float">
            <text:p>41</text:p>
          </table:table-cell>
          <table:table-cell table:style-name="ce24" office:value-type="string" calcext:value-type="string">
            <text:p>Irgaywoy 44 | Huaor 41</text:p>
          </table:table-cell>
          <table:table-cell table:style-name="ce24" table:formula="of:=IF([.H28]=COM.MICROSOFT.CONCAT([.C28] &amp; &quot; &quot; &amp; [.D28] &amp; &quot; | &quot; &amp; [.F28] &amp; &quot; &quot; &amp; [.G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Gieon</text:p>
          </table:table-cell>
          <table:table-cell/>
          <table:table-cell table:style-name="ce25" table:formula="of:=[.A28] &amp; &quot; &quot; &amp; [.B28]" office:value-type="string" office:string-value="Gieon 32" calcext:value-type="string">
            <text:p>Gieon 32</text:p>
          </table:table-cell>
        </table:table-row>
        <table:table-row table:style-name="ro1">
          <table:table-cell table:style-name="ce14" office:value-type="string" calcext:value-type="string">
            <text:p>Vebar</text:p>
          </table:table-cell>
          <table:table-cell table:style-name="ce14" office:value-type="float" office:value="28" calcext:value-type="float">
            <text:p>28</text:p>
          </table:table-cell>
          <table:table-cell table:style-name="ce6" office:value-type="string" calcext:value-type="string">
            <text:p>Kegel</text:p>
          </table:table-cell>
          <table:table-cell table:formula="of:=VLOOKUP([.C29];[.$A$3:.$B$62];2;0)" office:value-type="float" office:value="39" calcext:value-type="float">
            <text:p>39</text:p>
          </table:table-cell>
          <table:table-cell/>
          <table:table-cell table:formula="of:=VLOOKUP([.G29];[.$K$3:.$L$62];2;)" office:value-type="string" office:string-value="Weos" calcext:value-type="string">
            <text:p>Weos</text:p>
          </table:table-cell>
          <table:table-cell table:style-name="ce6" office:value-type="float" office:value="42" calcext:value-type="float">
            <text:p>42</text:p>
          </table:table-cell>
          <table:table-cell table:style-name="ce24" office:value-type="string" calcext:value-type="string">
            <text:p>Kegel 39 | Weos 42</text:p>
          </table:table-cell>
          <table:table-cell table:style-name="ce24" table:formula="of:=IF([.H29]=COM.MICROSOFT.CONCAT([.C29] &amp; &quot; &quot; &amp; [.D29] &amp; &quot; | &quot; &amp; [.F29] &amp; &quot; &quot; &amp; [.G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ebar</text:p>
          </table:table-cell>
          <table:table-cell/>
          <table:table-cell table:style-name="ce25" table:formula="of:=[.A29] &amp; &quot; &quot; &amp; [.B29]" office:value-type="string" office:string-value="Vebar 28" calcext:value-type="string">
            <text:p>Vebar 28</text:p>
          </table:table-cell>
        </table:table-row>
        <table:table-row table:style-name="ro1">
          <table:table-cell table:style-name="ce14" office:value-type="string" calcext:value-type="string">
            <text:p>Gucun</text:p>
          </table:table-cell>
          <table:table-cell table:style-name="ce14" office:value-type="float" office:value="20" calcext:value-type="float">
            <text:p>20</text:p>
          </table:table-cell>
          <table:table-cell table:style-name="ce6" office:value-type="string" calcext:value-type="string">
            <text:p>Keuxu</text:p>
          </table:table-cell>
          <table:table-cell table:formula="of:=VLOOKUP([.C30];[.$A$3:.$B$62];2;0)" office:value-type="float" office:value="18" calcext:value-type="float">
            <text:p>18</text:p>
          </table:table-cell>
          <table:table-cell/>
          <table:table-cell table:formula="of:=VLOOKUP([.G30];[.$K$3:.$L$62];2;)" office:value-type="string" office:string-value="Sowia" calcext:value-type="string">
            <text:p>Sowia</text:p>
          </table:table-cell>
          <table:table-cell table:style-name="ce6" office:value-type="float" office:value="43" calcext:value-type="float">
            <text:p>43</text:p>
          </table:table-cell>
          <table:table-cell table:style-name="ce24" office:value-type="string" calcext:value-type="string">
            <text:p>Keuxu 18 | Sowia 43</text:p>
          </table:table-cell>
          <table:table-cell table:style-name="ce24" table:formula="of:=IF([.H30]=COM.MICROSOFT.CONCAT([.C30] &amp; &quot; &quot; &amp; [.D30] &amp; &quot; | &quot; &amp; [.F30] &amp; &quot; &quot; &amp; [.G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Gucun</text:p>
          </table:table-cell>
          <table:table-cell/>
          <table:table-cell table:style-name="ce25" table:formula="of:=[.A30] &amp; &quot; &quot; &amp; [.B30]" office:value-type="string" office:string-value="Gucun 20" calcext:value-type="string">
            <text:p>Gucun 20</text:p>
          </table:table-cell>
        </table:table-row>
        <table:table-row table:style-name="ro1">
          <table:table-cell table:style-name="ce14" office:value-type="string" calcext:value-type="string">
            <text:p>Modor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string" calcext:value-type="string">
            <text:p>Koko</text:p>
          </table:table-cell>
          <table:table-cell table:formula="of:=VLOOKUP([.C31];[.$A$3:.$B$62];2;0)" office:value-type="float" office:value="64" calcext:value-type="float">
            <text:p>64</text:p>
          </table:table-cell>
          <table:table-cell/>
          <table:table-cell table:formula="of:=VLOOKUP([.G31];[.$K$3:.$L$62];2;)" office:value-type="string" office:string-value="Irgaywoy" calcext:value-type="string">
            <text:p>Irgaywoy</text:p>
          </table:table-cell>
          <table:table-cell table:style-name="ce6" office:value-type="float" office:value="44" calcext:value-type="float">
            <text:p>44</text:p>
          </table:table-cell>
          <table:table-cell table:style-name="ce24" office:value-type="string" calcext:value-type="string">
            <text:p>Koko 64 | Irgaywoy 44</text:p>
          </table:table-cell>
          <table:table-cell table:style-name="ce24" table:formula="of:=IF([.H31]=COM.MICROSOFT.CONCAT([.C31] &amp; &quot; &quot; &amp; [.D31] &amp; &quot; | &quot; &amp; [.F31] &amp; &quot; &quot; &amp; [.G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odor</text:p>
          </table:table-cell>
          <table:table-cell/>
          <table:table-cell table:style-name="ce25" table:formula="of:=[.A31] &amp; &quot; &quot; &amp; [.B31]" office:value-type="string" office:string-value="Modor 100" calcext:value-type="string">
            <text:p>Modor 100</text:p>
          </table:table-cell>
        </table:table-row>
        <table:table-row table:style-name="ro1">
          <table:table-cell table:style-name="ce14" office:value-type="string" calcext:value-type="string">
            <text:p>Saveul</text:p>
          </table:table-cell>
          <table:table-cell table:style-name="ce14" office:value-type="float" office:value="40" calcext:value-type="float">
            <text:p>40</text:p>
          </table:table-cell>
          <table:table-cell table:style-name="ce6" office:value-type="string" calcext:value-type="string">
            <text:p>Laerurandir</text:p>
          </table:table-cell>
          <table:table-cell table:formula="of:=VLOOKUP([.C32];[.$A$3:.$B$62];2;0)" office:value-type="float" office:value="85" calcext:value-type="float">
            <text:p>85</text:p>
          </table:table-cell>
          <table:table-cell/>
          <table:table-cell table:formula="of:=VLOOKUP([.G32];[.$K$3:.$L$62];2;)" office:value-type="string" office:string-value="Gedixi" calcext:value-type="string">
            <text:p>Gedixi</text:p>
          </table:table-cell>
          <table:table-cell table:style-name="ce6" office:value-type="float" office:value="45" calcext:value-type="float">
            <text:p>45</text:p>
          </table:table-cell>
          <table:table-cell table:style-name="ce24" office:value-type="string" calcext:value-type="string">
            <text:p>Laerurandir 85 | Gedixi 45</text:p>
          </table:table-cell>
          <table:table-cell table:style-name="ce24" table:formula="of:=IF([.H32]=COM.MICROSOFT.CONCAT([.C32] &amp; &quot; &quot; &amp; [.D32] &amp; &quot; | &quot; &amp; [.F32] &amp; &quot; &quot; &amp; [.G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aveul</text:p>
          </table:table-cell>
          <table:table-cell/>
          <table:table-cell table:style-name="ce25" table:formula="of:=[.A32] &amp; &quot; &quot; &amp; [.B32]" office:value-type="string" office:string-value="Saveul 40" calcext:value-type="string">
            <text:p>Saveul 40</text:p>
          </table:table-cell>
        </table:table-row>
        <table:table-row table:style-name="ro1">
          <table:table-cell table:style-name="ce14" office:value-type="string" calcext:value-type="string">
            <text:p>Galrod</text:p>
          </table:table-cell>
          <table:table-cell table:style-name="ce14" office:value-type="float" office:value="36" calcext:value-type="float">
            <text:p>36</text:p>
          </table:table-cell>
          <table:table-cell table:style-name="ce6" office:value-type="string" calcext:value-type="string">
            <text:p>Leawi</text:p>
          </table:table-cell>
          <table:table-cell table:formula="of:=VLOOKUP([.C33];[.$A$3:.$B$62];2;0)" office:value-type="float" office:value="61" calcext:value-type="float">
            <text:p>61</text:p>
          </table:table-cell>
          <table:table-cell/>
          <table:table-cell table:formula="of:=VLOOKUP([.G33];[.$K$3:.$L$62];2;)" office:value-type="string" office:string-value="Amxoyan" calcext:value-type="string">
            <text:p>Amxoyan</text:p>
          </table:table-cell>
          <table:table-cell table:style-name="ce6" office:value-type="float" office:value="46" calcext:value-type="float">
            <text:p>46</text:p>
          </table:table-cell>
          <table:table-cell table:style-name="ce24" office:value-type="string" calcext:value-type="string">
            <text:p>Leawi 61 | Amxoyan 46</text:p>
          </table:table-cell>
          <table:table-cell table:style-name="ce24" table:formula="of:=IF([.H33]=COM.MICROSOFT.CONCAT([.C33] &amp; &quot; &quot; &amp; [.D33] &amp; &quot; | &quot; &amp; [.F33] &amp; &quot; &quot; &amp; [.G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Galrod</text:p>
          </table:table-cell>
          <table:table-cell/>
          <table:table-cell table:style-name="ce25" table:formula="of:=[.A33] &amp; &quot; &quot; &amp; [.B33]" office:value-type="string" office:string-value="Galrod 36" calcext:value-type="string">
            <text:p>Galrod 36</text:p>
          </table:table-cell>
        </table:table-row>
        <table:table-row table:style-name="ro1">
          <table:table-cell table:style-name="ce14" office:value-type="string" calcext:value-type="string">
            <text:p>Fundîr</text:p>
          </table:table-cell>
          <table:table-cell table:style-name="ce14" office:value-type="float" office:value="56" calcext:value-type="float">
            <text:p>56</text:p>
          </table:table-cell>
          <table:table-cell table:style-name="ce6" office:value-type="string" calcext:value-type="string">
            <text:p>Linbathir</text:p>
          </table:table-cell>
          <table:table-cell table:formula="of:=VLOOKUP([.C34];[.$A$3:.$B$62];2;0)" office:value-type="float" office:value="22" calcext:value-type="float">
            <text:p>22</text:p>
          </table:table-cell>
          <table:table-cell/>
          <table:table-cell table:formula="of:=VLOOKUP([.G34];[.$K$3:.$L$62];2;)" office:value-type="string" office:string-value="Celebxe" calcext:value-type="string">
            <text:p>Celebxe</text:p>
          </table:table-cell>
          <table:table-cell table:style-name="ce6" office:value-type="float" office:value="47" calcext:value-type="float">
            <text:p>47</text:p>
          </table:table-cell>
          <table:table-cell table:style-name="ce24" office:value-type="string" calcext:value-type="string">
            <text:p>Linbathir 22 | Celebxe 47</text:p>
          </table:table-cell>
          <table:table-cell table:style-name="ce24" table:formula="of:=IF([.H34]=COM.MICROSOFT.CONCAT([.C34] &amp; &quot; &quot; &amp; [.D34] &amp; &quot; | &quot; &amp; [.F34] &amp; &quot; &quot; &amp; [.G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Fundîr</text:p>
          </table:table-cell>
          <table:table-cell/>
          <table:table-cell table:style-name="ce25" table:formula="of:=[.A34] &amp; &quot; &quot; &amp; [.B34]" office:value-type="string" office:string-value="Fundîr 56" calcext:value-type="string">
            <text:p>Fundîr 56</text:p>
          </table:table-cell>
        </table:table-row>
        <table:table-row table:style-name="ro1">
          <table:table-cell table:style-name="ce14" office:value-type="string" calcext:value-type="string">
            <text:p>Aeglu</text:p>
          </table:table-cell>
          <table:table-cell table:style-name="ce14" office:value-type="float" office:value="50" calcext:value-type="float">
            <text:p>50</text:p>
          </table:table-cell>
          <table:table-cell table:style-name="ce6" office:value-type="string" calcext:value-type="string">
            <text:p>Linvoa</text:p>
          </table:table-cell>
          <table:table-cell table:formula="of:=VLOOKUP([.C35];[.$A$3:.$B$62];2;0)" office:value-type="float" office:value="73" calcext:value-type="float">
            <text:p>73</text:p>
          </table:table-cell>
          <table:table-cell/>
          <table:table-cell table:formula="of:=VLOOKUP([.G35];[.$K$3:.$L$62];2;)" office:value-type="string" office:string-value="Aeglu" calcext:value-type="string">
            <text:p>Aeglu</text:p>
          </table:table-cell>
          <table:table-cell table:style-name="ce6" office:value-type="float" office:value="50" calcext:value-type="float">
            <text:p>50</text:p>
          </table:table-cell>
          <table:table-cell table:style-name="ce24" office:value-type="string" calcext:value-type="string">
            <text:p>Linvoa 73 | Aeglu 50</text:p>
          </table:table-cell>
          <table:table-cell table:style-name="ce24" table:formula="of:=IF([.H35]=COM.MICROSOFT.CONCAT([.C35] &amp; &quot; &quot; &amp; [.D35] &amp; &quot; | &quot; &amp; [.F35] &amp; &quot; &quot; &amp; [.G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eglu</text:p>
          </table:table-cell>
          <table:table-cell/>
          <table:table-cell table:style-name="ce25" table:formula="of:=[.A35] &amp; &quot; &quot; &amp; [.B35]" office:value-type="string" office:string-value="Aeglu 50" calcext:value-type="string">
            <text:p>Aeglu 50</text:p>
          </table:table-cell>
        </table:table-row>
        <table:table-row table:style-name="ro1">
          <table:table-cell table:style-name="ce14" office:value-type="string" calcext:value-type="string">
            <text:p>Cureuil</text:p>
          </table:table-cell>
          <table:table-cell table:style-name="ce14" office:value-type="float" office:value="27" calcext:value-type="float">
            <text:p>27</text:p>
          </table:table-cell>
          <table:table-cell table:style-name="ce6" office:value-type="string" calcext:value-type="string">
            <text:p>Lovu</text:p>
          </table:table-cell>
          <table:table-cell table:formula="of:=VLOOKUP([.C36];[.$A$3:.$B$62];2;0)" office:value-type="float" office:value="90" calcext:value-type="float">
            <text:p>90</text:p>
          </table:table-cell>
          <table:table-cell/>
          <table:table-cell table:formula="of:=VLOOKUP([.G36];[.$K$3:.$L$62];2;)" office:value-type="string" office:string-value="Wuarayadan" calcext:value-type="string">
            <text:p>Wuarayadan</text:p>
          </table:table-cell>
          <table:table-cell table:style-name="ce6" office:value-type="float" office:value="51" calcext:value-type="float">
            <text:p>51</text:p>
          </table:table-cell>
          <table:table-cell table:style-name="ce24" office:value-type="string" calcext:value-type="string">
            <text:p>Lovu 90 | Wuarayadan 51</text:p>
          </table:table-cell>
          <table:table-cell table:style-name="ce24" table:formula="of:=IF([.H36]=COM.MICROSOFT.CONCAT([.C36] &amp; &quot; &quot; &amp; [.D36] &amp; &quot; | &quot; &amp; [.F36] &amp; &quot; &quot; &amp; [.G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ureuil</text:p>
          </table:table-cell>
          <table:table-cell/>
          <table:table-cell table:style-name="ce25" table:formula="of:=[.A36] &amp; &quot; &quot; &amp; [.B36]" office:value-type="string" office:string-value="Cureuil 27" calcext:value-type="string">
            <text:p>Cureuil 27</text:p>
          </table:table-cell>
        </table:table-row>
        <table:table-row table:style-name="ro1">
          <table:table-cell table:style-name="ce14" office:value-type="string" calcext:value-type="string">
            <text:p>Linvoa</text:p>
          </table:table-cell>
          <table:table-cell table:style-name="ce14" office:value-type="float" office:value="73" calcext:value-type="float">
            <text:p>73</text:p>
          </table:table-cell>
          <table:table-cell table:style-name="ce6" office:value-type="string" calcext:value-type="string">
            <text:p>Maigyendîr</text:p>
          </table:table-cell>
          <table:table-cell table:formula="of:=VLOOKUP([.C37];[.$A$3:.$B$62];2;0)" office:value-type="float" office:value="23" calcext:value-type="float">
            <text:p>23</text:p>
          </table:table-cell>
          <table:table-cell/>
          <table:table-cell table:formula="of:=VLOOKUP([.G37];[.$K$3:.$L$62];2;)" office:value-type="string" office:string-value="Xurun" calcext:value-type="string">
            <text:p>Xurun</text:p>
          </table:table-cell>
          <table:table-cell table:style-name="ce6" office:value-type="float" office:value="52" calcext:value-type="float">
            <text:p>52</text:p>
          </table:table-cell>
          <table:table-cell table:style-name="ce24" office:value-type="string" calcext:value-type="string">
            <text:p>Maigyendîr 23 | Xurun 52</text:p>
          </table:table-cell>
          <table:table-cell table:style-name="ce24" table:formula="of:=IF([.H37]=COM.MICROSOFT.CONCAT([.C37] &amp; &quot; &quot; &amp; [.D37] &amp; &quot; | &quot; &amp; [.F37] &amp; &quot; &quot; &amp; [.G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Linvoa</text:p>
          </table:table-cell>
          <table:table-cell/>
          <table:table-cell table:style-name="ce25" table:formula="of:=[.A37] &amp; &quot; &quot; &amp; [.B37]" office:value-type="string" office:string-value="Linvoa 73" calcext:value-type="string">
            <text:p>Linvoa 73</text:p>
          </table:table-cell>
        </table:table-row>
        <table:table-row table:style-name="ro1">
          <table:table-cell table:style-name="ce14" office:value-type="string" calcext:value-type="string">
            <text:p>Uswyedir</text:p>
          </table:table-cell>
          <table:table-cell table:style-name="ce14" office:value-type="float" office:value="65" calcext:value-type="float">
            <text:p>65</text:p>
          </table:table-cell>
          <table:table-cell table:style-name="ce6" office:value-type="string" calcext:value-type="string">
            <text:p>Modor</text:p>
          </table:table-cell>
          <table:table-cell table:formula="of:=VLOOKUP([.C38];[.$A$3:.$B$62];2;0)" office:value-type="float" office:value="100" calcext:value-type="float">
            <text:p>100</text:p>
          </table:table-cell>
          <table:table-cell/>
          <table:table-cell table:formula="of:=VLOOKUP([.G38];[.$K$3:.$L$62];2;)" office:value-type="string" office:string-value="Fundîr" calcext:value-type="string">
            <text:p>Fundîr</text:p>
          </table:table-cell>
          <table:table-cell table:style-name="ce6" office:value-type="float" office:value="56" calcext:value-type="float">
            <text:p>56</text:p>
          </table:table-cell>
          <table:table-cell table:style-name="ce24" office:value-type="string" calcext:value-type="string">
            <text:p>Modor 100 | Fundîr 56</text:p>
          </table:table-cell>
          <table:table-cell table:style-name="ce24" table:formula="of:=IF([.H38]=COM.MICROSOFT.CONCAT([.C38] &amp; &quot; &quot; &amp; [.D38] &amp; &quot; | &quot; &amp; [.F38] &amp; &quot; &quot; &amp; [.G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Uswyedir</text:p>
          </table:table-cell>
          <table:table-cell/>
          <table:table-cell table:style-name="ce25" table:formula="of:=[.A38] &amp; &quot; &quot; &amp; [.B38]" office:value-type="string" office:string-value="Uswyedir 65" calcext:value-type="string">
            <text:p>Uswyedir 65</text:p>
          </table:table-cell>
        </table:table-row>
        <table:table-row table:style-name="ro1">
          <table:table-cell table:style-name="ce14" office:value-type="string" calcext:value-type="string">
            <text:p>Ryuor</text:p>
          </table:table-cell>
          <table:table-cell table:style-name="ce14" office:value-type="float" office:value="66" calcext:value-type="float">
            <text:p>66</text:p>
          </table:table-cell>
          <table:table-cell table:style-name="ce6" office:value-type="string" calcext:value-type="string">
            <text:p>Nocothalion</text:p>
          </table:table-cell>
          <table:table-cell table:formula="of:=VLOOKUP([.C39];[.$A$3:.$B$62];2;0)" office:value-type="float" office:value="77" calcext:value-type="float">
            <text:p>77</text:p>
          </table:table-cell>
          <table:table-cell/>
          <table:table-cell table:formula="of:=VLOOKUP([.G39];[.$K$3:.$L$62];2;)" office:value-type="string" office:string-value="Gibel" calcext:value-type="string">
            <text:p>Gibel</text:p>
          </table:table-cell>
          <table:table-cell table:style-name="ce6" office:value-type="float" office:value="60" calcext:value-type="float">
            <text:p>60</text:p>
          </table:table-cell>
          <table:table-cell table:style-name="ce24" office:value-type="string" calcext:value-type="string">
            <text:p>Nocothalion 77 | Gibel 60</text:p>
          </table:table-cell>
          <table:table-cell table:style-name="ce24" table:formula="of:=IF([.H39]=COM.MICROSOFT.CONCAT([.C39] &amp; &quot; &quot; &amp; [.D39] &amp; &quot; | &quot; &amp; [.F39] &amp; &quot; &quot; &amp; [.G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Ryuor</text:p>
          </table:table-cell>
          <table:table-cell/>
          <table:table-cell table:style-name="ce25" table:formula="of:=[.A39] &amp; &quot; &quot; &amp; [.B39]" office:value-type="string" office:string-value="Ryuor 66" calcext:value-type="string">
            <text:p>Ryuor 66</text:p>
          </table:table-cell>
        </table:table-row>
        <table:table-row table:style-name="ro1">
          <table:table-cell table:style-name="ce14" office:value-type="string" calcext:value-type="string">
            <text:p>Baratou</text:p>
          </table:table-cell>
          <table:table-cell table:style-name="ce14" office:value-type="float" office:value="81" calcext:value-type="float">
            <text:p>81</text:p>
          </table:table-cell>
          <table:table-cell table:style-name="ce6" office:value-type="string" calcext:value-type="string">
            <text:p>Pupen</text:p>
          </table:table-cell>
          <table:table-cell table:formula="of:=VLOOKUP([.C40];[.$A$3:.$B$62];2;0)" office:value-type="float" office:value="98" calcext:value-type="float">
            <text:p>98</text:p>
          </table:table-cell>
          <table:table-cell/>
          <table:table-cell table:formula="of:=VLOOKUP([.G40];[.$K$3:.$L$62];2;)" office:value-type="string" office:string-value="Leawi" calcext:value-type="string">
            <text:p>Leawi</text:p>
          </table:table-cell>
          <table:table-cell table:style-name="ce6" office:value-type="float" office:value="61" calcext:value-type="float">
            <text:p>61</text:p>
          </table:table-cell>
          <table:table-cell table:style-name="ce24" office:value-type="string" calcext:value-type="string">
            <text:p>Pupen 98 | Leawi 61</text:p>
          </table:table-cell>
          <table:table-cell table:style-name="ce24" table:formula="of:=IF([.H40]=COM.MICROSOFT.CONCAT([.C40] &amp; &quot; &quot; &amp; [.D40] &amp; &quot; | &quot; &amp; [.F40] &amp; &quot; &quot; &amp; [.G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Baratou</text:p>
          </table:table-cell>
          <table:table-cell/>
          <table:table-cell table:style-name="ce25" table:formula="of:=[.A40] &amp; &quot; &quot; &amp; [.B40]" office:value-type="string" office:string-value="Baratou 81" calcext:value-type="string">
            <text:p>Baratou 81</text:p>
          </table:table-cell>
        </table:table-row>
        <table:table-row table:style-name="ro1">
          <table:table-cell table:style-name="ce14" office:value-type="string" calcext:value-type="string">
            <text:p>Cubuadar</text:p>
          </table:table-cell>
          <table:table-cell table:style-name="ce14" office:value-type="float" office:value="14" calcext:value-type="float">
            <text:p>14</text:p>
          </table:table-cell>
          <table:table-cell table:style-name="ce6" office:value-type="string" calcext:value-type="string">
            <text:p>Quise</text:p>
          </table:table-cell>
          <table:table-cell table:formula="of:=VLOOKUP([.C41];[.$A$3:.$B$62];2;0)" office:value-type="float" office:value="79" calcext:value-type="float">
            <text:p>79</text:p>
          </table:table-cell>
          <table:table-cell/>
          <table:table-cell table:formula="of:=VLOOKUP([.G41];[.$K$3:.$L$62];2;)" office:value-type="string" office:string-value="Heabu" calcext:value-type="string">
            <text:p>Heabu</text:p>
          </table:table-cell>
          <table:table-cell table:style-name="ce6" office:value-type="float" office:value="62" calcext:value-type="float">
            <text:p>62</text:p>
          </table:table-cell>
          <table:table-cell table:style-name="ce24" office:value-type="string" calcext:value-type="string">
            <text:p>Quise 79 | Heabu 62</text:p>
          </table:table-cell>
          <table:table-cell table:style-name="ce24" table:formula="of:=IF([.H41]=COM.MICROSOFT.CONCAT([.C41] &amp; &quot; &quot; &amp; [.D41] &amp; &quot; | &quot; &amp; [.F41] &amp; &quot; &quot; &amp; [.G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ubuadar</text:p>
          </table:table-cell>
          <table:table-cell/>
          <table:table-cell table:style-name="ce25" table:formula="of:=[.A41] &amp; &quot; &quot; &amp; [.B41]" office:value-type="string" office:string-value="Cubuadar 14" calcext:value-type="string">
            <text:p>Cubuadar 14</text:p>
          </table:table-cell>
        </table:table-row>
        <table:table-row table:style-name="ro1">
          <table:table-cell table:style-name="ce14" office:value-type="string" calcext:value-type="string">
            <text:p>Maigyendîr</text:p>
          </table:table-cell>
          <table:table-cell table:style-name="ce14" office:value-type="float" office:value="23" calcext:value-type="float">
            <text:p>23</text:p>
          </table:table-cell>
          <table:table-cell table:style-name="ce6" office:value-type="string" calcext:value-type="string">
            <text:p>Racues</text:p>
          </table:table-cell>
          <table:table-cell table:formula="of:=VLOOKUP([.C42];[.$A$3:.$B$62];2;0)" office:value-type="float" office:value="15" calcext:value-type="float">
            <text:p>15</text:p>
          </table:table-cell>
          <table:table-cell/>
          <table:table-cell table:formula="of:=VLOOKUP([.G42];[.$K$3:.$L$62];2;)" office:value-type="string" office:string-value="Koko" calcext:value-type="string">
            <text:p>Koko</text:p>
          </table:table-cell>
          <table:table-cell table:style-name="ce6" office:value-type="float" office:value="64" calcext:value-type="float">
            <text:p>64</text:p>
          </table:table-cell>
          <table:table-cell table:style-name="ce24" office:value-type="string" calcext:value-type="string">
            <text:p>Racues 15 | Koko 64</text:p>
          </table:table-cell>
          <table:table-cell table:style-name="ce24" table:formula="of:=IF([.H42]=COM.MICROSOFT.CONCAT([.C42] &amp; &quot; &quot; &amp; [.D42] &amp; &quot; | &quot; &amp; [.F42] &amp; &quot; &quot; &amp; [.G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aigyendîr</text:p>
          </table:table-cell>
          <table:table-cell/>
          <table:table-cell table:style-name="ce25" table:formula="of:=[.A42] &amp; &quot; &quot; &amp; [.B42]" office:value-type="string" office:string-value="Maigyendîr 23" calcext:value-type="string">
            <text:p>Maigyendîr 23</text:p>
          </table:table-cell>
        </table:table-row>
        <table:table-row table:style-name="ro1">
          <table:table-cell table:style-name="ce14" office:value-type="string" calcext:value-type="string">
            <text:p>Tyakeaor</text:p>
          </table:table-cell>
          <table:table-cell table:style-name="ce14" office:value-type="float" office:value="71" calcext:value-type="float">
            <text:p>71</text:p>
          </table:table-cell>
          <table:table-cell table:style-name="ce6" office:value-type="string" calcext:value-type="string">
            <text:p>Ryuor</text:p>
          </table:table-cell>
          <table:table-cell table:formula="of:=VLOOKUP([.C43];[.$A$3:.$B$62];2;0)" office:value-type="float" office:value="66" calcext:value-type="float">
            <text:p>66</text:p>
          </table:table-cell>
          <table:table-cell/>
          <table:table-cell table:formula="of:=VLOOKUP([.G43];[.$K$3:.$L$62];2;)" office:value-type="string" office:string-value="Uswyedir" calcext:value-type="string">
            <text:p>Uswyedir</text:p>
          </table:table-cell>
          <table:table-cell table:style-name="ce6" office:value-type="float" office:value="65" calcext:value-type="float">
            <text:p>65</text:p>
          </table:table-cell>
          <table:table-cell table:style-name="ce24" office:value-type="string" calcext:value-type="string">
            <text:p>Ryuor 66 | Uswyedir 65</text:p>
          </table:table-cell>
          <table:table-cell table:style-name="ce24" table:formula="of:=IF([.H43]=COM.MICROSOFT.CONCAT([.C43] &amp; &quot; &quot; &amp; [.D43] &amp; &quot; | &quot; &amp; [.F43] &amp; &quot; &quot; &amp; [.G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Tyakeaor</text:p>
          </table:table-cell>
          <table:table-cell/>
          <table:table-cell table:style-name="ce25" table:formula="of:=[.A43] &amp; &quot; &quot; &amp; [.B43]" office:value-type="string" office:string-value="Tyakeaor 71" calcext:value-type="string">
            <text:p>Tyakeaor 71</text:p>
          </table:table-cell>
        </table:table-row>
        <table:table-row table:style-name="ro1">
          <table:table-cell table:style-name="ce14" office:value-type="string" calcext:value-type="string">
            <text:p>Aranolron</text:p>
          </table:table-cell>
          <table:table-cell table:style-name="ce14" office:value-type="float" office:value="30" calcext:value-type="float">
            <text:p>30</text:p>
          </table:table-cell>
          <table:table-cell table:style-name="ce6" office:value-type="string" calcext:value-type="string">
            <text:p>Saveul</text:p>
          </table:table-cell>
          <table:table-cell table:formula="of:=VLOOKUP([.C44];[.$A$3:.$B$62];2;0)" office:value-type="float" office:value="40" calcext:value-type="float">
            <text:p>40</text:p>
          </table:table-cell>
          <table:table-cell/>
          <table:table-cell table:formula="of:=VLOOKUP([.G44];[.$K$3:.$L$62];2;)" office:value-type="string" office:string-value="Ryuor" calcext:value-type="string">
            <text:p>Ryuor</text:p>
          </table:table-cell>
          <table:table-cell table:style-name="ce6" office:value-type="float" office:value="66" calcext:value-type="float">
            <text:p>66</text:p>
          </table:table-cell>
          <table:table-cell table:style-name="ce24" office:value-type="string" calcext:value-type="string">
            <text:p>Saveul 40 | Ryuor 66</text:p>
          </table:table-cell>
          <table:table-cell table:style-name="ce24" table:formula="of:=IF([.H44]=COM.MICROSOFT.CONCAT([.C44] &amp; &quot; &quot; &amp; [.D44] &amp; &quot; | &quot; &amp; [.F44] &amp; &quot; &quot; &amp; [.G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ranolron</text:p>
          </table:table-cell>
          <table:table-cell/>
          <table:table-cell table:style-name="ce25" table:formula="of:=[.A44] &amp; &quot; &quot; &amp; [.B44]" office:value-type="string" office:string-value="Aranolron 30" calcext:value-type="string">
            <text:p>Aranolron 30</text:p>
          </table:table-cell>
        </table:table-row>
        <table:table-row table:style-name="ro1">
          <table:table-cell table:style-name="ce14" office:value-type="string" calcext:value-type="string">
            <text:p>Xayuil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string" calcext:value-type="string">
            <text:p>Sowia</text:p>
          </table:table-cell>
          <table:table-cell table:formula="of:=VLOOKUP([.C45];[.$A$3:.$B$62];2;0)" office:value-type="float" office:value="43" calcext:value-type="float">
            <text:p>43</text:p>
          </table:table-cell>
          <table:table-cell/>
          <table:table-cell table:formula="of:=VLOOKUP([.G45];[.$K$3:.$L$62];2;)" office:value-type="string" office:string-value="Celebthalion" calcext:value-type="string">
            <text:p>Celebthalion</text:p>
          </table:table-cell>
          <table:table-cell table:style-name="ce6" office:value-type="float" office:value="69" calcext:value-type="float">
            <text:p>69</text:p>
          </table:table-cell>
          <table:table-cell table:style-name="ce24" office:value-type="string" calcext:value-type="string">
            <text:p>Sowia 43 | Celebthalion 69</text:p>
          </table:table-cell>
          <table:table-cell table:style-name="ce24" table:formula="of:=IF([.H45]=COM.MICROSOFT.CONCAT([.C45] &amp; &quot; &quot; &amp; [.D45] &amp; &quot; | &quot; &amp; [.F45] &amp; &quot; &quot; &amp; [.G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Xayuil</text:p>
          </table:table-cell>
          <table:table-cell/>
          <table:table-cell table:style-name="ce25" table:formula="of:=[.A45] &amp; &quot; &quot; &amp; [.B45]" office:value-type="string" office:string-value="Xayuil 94" calcext:value-type="string">
            <text:p>Xayuil 94</text:p>
          </table:table-cell>
        </table:table-row>
        <table:table-row table:style-name="ro1">
          <table:table-cell table:style-name="ce14" office:value-type="string" calcext:value-type="string">
            <text:p>Laerurandir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string" calcext:value-type="string">
            <text:p>Tegul</text:p>
          </table:table-cell>
          <table:table-cell table:formula="of:=VLOOKUP([.C46];[.$A$3:.$B$62];2;0)" office:value-type="float" office:value="34" calcext:value-type="float">
            <text:p>34</text:p>
          </table:table-cell>
          <table:table-cell/>
          <table:table-cell table:formula="of:=VLOOKUP([.G46];[.$K$3:.$L$62];2;)" office:value-type="string" office:string-value="Tyakeaor" calcext:value-type="string">
            <text:p>Tyakeaor</text:p>
          </table:table-cell>
          <table:table-cell table:style-name="ce6" office:value-type="float" office:value="71" calcext:value-type="float">
            <text:p>71</text:p>
          </table:table-cell>
          <table:table-cell table:style-name="ce24" office:value-type="string" calcext:value-type="string">
            <text:p>Tegul 34 | Tyakeaor 71</text:p>
          </table:table-cell>
          <table:table-cell table:style-name="ce24" table:formula="of:=IF([.H46]=COM.MICROSOFT.CONCAT([.C46] &amp; &quot; &quot; &amp; [.D46] &amp; &quot; | &quot; &amp; [.F46] &amp; &quot; &quot; &amp; [.G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Laerurandir</text:p>
          </table:table-cell>
          <table:table-cell/>
          <table:table-cell table:style-name="ce25" table:formula="of:=[.A46] &amp; &quot; &quot; &amp; [.B46]" office:value-type="string" office:string-value="Laerurandir 85" calcext:value-type="string">
            <text:p>Laerurandir 85</text:p>
          </table:table-cell>
        </table:table-row>
        <table:table-row table:style-name="ro1">
          <table:table-cell table:style-name="ce14" office:value-type="string" calcext:value-type="string">
            <text:p>Amxoyan</text:p>
          </table:table-cell>
          <table:table-cell table:style-name="ce14" office:value-type="float" office:value="46" calcext:value-type="float">
            <text:p>46</text:p>
          </table:table-cell>
          <table:table-cell table:style-name="ce6" office:value-type="string" calcext:value-type="string">
            <text:p>Tiomu</text:p>
          </table:table-cell>
          <table:table-cell table:formula="of:=VLOOKUP([.C47];[.$A$3:.$B$62];2;0)" office:value-type="float" office:value="82" calcext:value-type="float">
            <text:p>82</text:p>
          </table:table-cell>
          <table:table-cell/>
          <table:table-cell table:formula="of:=VLOOKUP([.G47];[.$K$3:.$L$62];2;)" office:value-type="string" office:string-value="Toewuron" calcext:value-type="string">
            <text:p>Toewuron</text:p>
          </table:table-cell>
          <table:table-cell table:style-name="ce6" office:value-type="float" office:value="72" calcext:value-type="float">
            <text:p>72</text:p>
          </table:table-cell>
          <table:table-cell table:style-name="ce24" office:value-type="string" calcext:value-type="string">
            <text:p>Tiomu 82 | Toewuron 72</text:p>
          </table:table-cell>
          <table:table-cell table:style-name="ce24" table:formula="of:=IF([.H47]=COM.MICROSOFT.CONCAT([.C47] &amp; &quot; &quot; &amp; [.D47] &amp; &quot; | &quot; &amp; [.F47] &amp; &quot; &quot; &amp; [.G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mxoyan</text:p>
          </table:table-cell>
          <table:table-cell/>
          <table:table-cell table:style-name="ce25" table:formula="of:=[.A47] &amp; &quot; &quot; &amp; [.B47]" office:value-type="string" office:string-value="Amxoyan 46" calcext:value-type="string">
            <text:p>Amxoyan 46</text:p>
          </table:table-cell>
        </table:table-row>
        <table:table-row table:style-name="ro1">
          <table:table-cell table:style-name="ce14" office:value-type="string" calcext:value-type="string">
            <text:p>Finma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string" calcext:value-type="string">
            <text:p>Toewuron</text:p>
          </table:table-cell>
          <table:table-cell table:formula="of:=VLOOKUP([.C48];[.$A$3:.$B$62];2;0)" office:value-type="float" office:value="72" calcext:value-type="float">
            <text:p>72</text:p>
          </table:table-cell>
          <table:table-cell/>
          <table:table-cell table:formula="of:=VLOOKUP([.G48];[.$K$3:.$L$62];2;)" office:value-type="string" office:string-value="Linvoa" calcext:value-type="string">
            <text:p>Linvoa</text:p>
          </table:table-cell>
          <table:table-cell table:style-name="ce6" office:value-type="float" office:value="73" calcext:value-type="float">
            <text:p>73</text:p>
          </table:table-cell>
          <table:table-cell table:style-name="ce24" office:value-type="string" calcext:value-type="string">
            <text:p>Toewuron 72 | Linvoa 73</text:p>
          </table:table-cell>
          <table:table-cell table:style-name="ce24" table:formula="of:=IF([.H48]=COM.MICROSOFT.CONCAT([.C48] &amp; &quot; &quot; &amp; [.D48] &amp; &quot; | &quot; &amp; [.F48] &amp; &quot; &quot; &amp; [.G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inma</text:p>
          </table:table-cell>
          <table:table-cell/>
          <table:table-cell table:style-name="ce25" table:formula="of:=[.A48] &amp; &quot; &quot; &amp; [.B48]" office:value-type="string" office:string-value="Finma 4" calcext:value-type="string">
            <text:p>Finma 4</text:p>
          </table:table-cell>
        </table:table-row>
        <table:table-row table:style-name="ro1">
          <table:table-cell table:style-name="ce14" office:value-type="string" calcext:value-type="string">
            <text:p>Wuarayadan</text:p>
          </table:table-cell>
          <table:table-cell table:style-name="ce14" office:value-type="float" office:value="51" calcext:value-type="float">
            <text:p>51</text:p>
          </table:table-cell>
          <table:table-cell table:style-name="ce6" office:value-type="string" calcext:value-type="string">
            <text:p>Tomuion</text:p>
          </table:table-cell>
          <table:table-cell table:formula="of:=VLOOKUP([.C49];[.$A$3:.$B$62];2;0)" office:value-type="float" office:value="26" calcext:value-type="float">
            <text:p>26</text:p>
          </table:table-cell>
          <table:table-cell/>
          <table:table-cell table:formula="of:=VLOOKUP([.G49];[.$K$3:.$L$62];2;)" office:value-type="string" office:string-value="Nocothalion" calcext:value-type="string">
            <text:p>Nocothalion</text:p>
          </table:table-cell>
          <table:table-cell table:style-name="ce6" office:value-type="float" office:value="77" calcext:value-type="float">
            <text:p>77</text:p>
          </table:table-cell>
          <table:table-cell table:style-name="ce24" office:value-type="string" calcext:value-type="string">
            <text:p>Tomuion 26 | Nocothalion 77</text:p>
          </table:table-cell>
          <table:table-cell table:style-name="ce24" table:formula="of:=IF([.H49]=COM.MICROSOFT.CONCAT([.C49] &amp; &quot; &quot; &amp; [.D49] &amp; &quot; | &quot; &amp; [.F49] &amp; &quot; &quot; &amp; [.G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Wuarayadan</text:p>
          </table:table-cell>
          <table:table-cell/>
          <table:table-cell table:style-name="ce25" table:formula="of:=[.A49] &amp; &quot; &quot; &amp; [.B49]" office:value-type="string" office:string-value="Wuarayadan 51" calcext:value-type="string">
            <text:p>Wuarayadan 51</text:p>
          </table:table-cell>
        </table:table-row>
        <table:table-row table:style-name="ro1">
          <table:table-cell table:style-name="ce14" office:value-type="string" calcext:value-type="string">
            <text:p>Celebthalion</text:p>
          </table:table-cell>
          <table:table-cell table:style-name="ce14" office:value-type="float" office:value="69" calcext:value-type="float">
            <text:p>69</text:p>
          </table:table-cell>
          <table:table-cell table:style-name="ce6" office:value-type="string" calcext:value-type="string">
            <text:p>Tuteadar</text:p>
          </table:table-cell>
          <table:table-cell table:formula="of:=VLOOKUP([.C50];[.$A$3:.$B$62];2;0)" office:value-type="float" office:value="6" calcext:value-type="float">
            <text:p>6</text:p>
          </table:table-cell>
          <table:table-cell/>
          <table:table-cell table:formula="of:=VLOOKUP([.G50];[.$K$3:.$L$62];2;)" office:value-type="string" office:string-value="Quise" calcext:value-type="string">
            <text:p>Quise</text:p>
          </table:table-cell>
          <table:table-cell table:style-name="ce6" office:value-type="float" office:value="79" calcext:value-type="float">
            <text:p>79</text:p>
          </table:table-cell>
          <table:table-cell table:style-name="ce24" office:value-type="string" calcext:value-type="string">
            <text:p>Tuteadar 6 | Quise 79</text:p>
          </table:table-cell>
          <table:table-cell table:style-name="ce24" table:formula="of:=IF([.H50]=COM.MICROSOFT.CONCAT([.C50] &amp; &quot; &quot; &amp; [.D50] &amp; &quot; | &quot; &amp; [.F50] &amp; &quot; &quot; &amp; [.G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elebthalion</text:p>
          </table:table-cell>
          <table:table-cell/>
          <table:table-cell table:style-name="ce25" table:formula="of:=[.A50] &amp; &quot; &quot; &amp; [.B50]" office:value-type="string" office:string-value="Celebthalion 69" calcext:value-type="string">
            <text:p>Celebthalion 69</text:p>
          </table:table-cell>
        </table:table-row>
        <table:table-row table:style-name="ro1">
          <table:table-cell table:style-name="ce14" office:value-type="string" calcext:value-type="string">
            <text:p>Linbathir</text:p>
          </table:table-cell>
          <table:table-cell table:style-name="ce14" office:value-type="float" office:value="22" calcext:value-type="float">
            <text:p>22</text:p>
          </table:table-cell>
          <table:table-cell table:style-name="ce6" office:value-type="string" calcext:value-type="string">
            <text:p>Tyakeaor</text:p>
          </table:table-cell>
          <table:table-cell table:formula="of:=VLOOKUP([.C51];[.$A$3:.$B$62];2;0)" office:value-type="float" office:value="71" calcext:value-type="float">
            <text:p>71</text:p>
          </table:table-cell>
          <table:table-cell/>
          <table:table-cell table:formula="of:=VLOOKUP([.G51];[.$K$3:.$L$62];2;)" office:value-type="string" office:string-value="Hoaxes" calcext:value-type="string">
            <text:p>Hoaxes</text:p>
          </table:table-cell>
          <table:table-cell table:style-name="ce6" office:value-type="float" office:value="80" calcext:value-type="float">
            <text:p>80</text:p>
          </table:table-cell>
          <table:table-cell table:style-name="ce24" office:value-type="string" calcext:value-type="string">
            <text:p>Tyakeaor 71 | Hoaxes 80</text:p>
          </table:table-cell>
          <table:table-cell table:style-name="ce24" table:formula="of:=IF([.H51]=COM.MICROSOFT.CONCAT([.C51] &amp; &quot; &quot; &amp; [.D51] &amp; &quot; | &quot; &amp; [.F51] &amp; &quot; &quot; &amp; [.G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Linbathir</text:p>
          </table:table-cell>
          <table:table-cell/>
          <table:table-cell table:style-name="ce25" table:formula="of:=[.A51] &amp; &quot; &quot; &amp; [.B51]" office:value-type="string" office:string-value="Linbathir 22" calcext:value-type="string">
            <text:p>Linbathir 22</text:p>
          </table:table-cell>
        </table:table-row>
        <table:table-row table:style-name="ro1">
          <table:table-cell table:style-name="ce14" office:value-type="string" calcext:value-type="string">
            <text:p>Halzo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string" calcext:value-type="string">
            <text:p>Uswyedir</text:p>
          </table:table-cell>
          <table:table-cell table:formula="of:=VLOOKUP([.C52];[.$A$3:.$B$62];2;0)" office:value-type="float" office:value="65" calcext:value-type="float">
            <text:p>65</text:p>
          </table:table-cell>
          <table:table-cell/>
          <table:table-cell table:formula="of:=VLOOKUP([.G52];[.$K$3:.$L$62];2;)" office:value-type="string" office:string-value="Baratou" calcext:value-type="string">
            <text:p>Baratou</text:p>
          </table:table-cell>
          <table:table-cell table:style-name="ce6" office:value-type="float" office:value="81" calcext:value-type="float">
            <text:p>81</text:p>
          </table:table-cell>
          <table:table-cell table:style-name="ce24" office:value-type="string" calcext:value-type="string">
            <text:p>Uswyedir 65 | Baratou 81</text:p>
          </table:table-cell>
          <table:table-cell table:style-name="ce24" table:formula="of:=IF([.H52]=COM.MICROSOFT.CONCAT([.C52] &amp; &quot; &quot; &amp; [.D52] &amp; &quot; | &quot; &amp; [.F52] &amp; &quot; &quot; &amp; [.G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Halzo</text:p>
          </table:table-cell>
          <table:table-cell/>
          <table:table-cell table:style-name="ce25" table:formula="of:=[.A52] &amp; &quot; &quot; &amp; [.B52]" office:value-type="string" office:string-value="Halzo 7" calcext:value-type="string">
            <text:p>Halzo 7</text:p>
          </table:table-cell>
        </table:table-row>
        <table:table-row table:style-name="ro1">
          <table:table-cell table:style-name="ce14" office:value-type="string" calcext:value-type="string">
            <text:p>Finbabu</text:p>
          </table:table-cell>
          <table:table-cell table:style-name="ce14" office:value-type="float" office:value="89" calcext:value-type="float">
            <text:p>89</text:p>
          </table:table-cell>
          <table:table-cell table:style-name="ce6" office:value-type="string" calcext:value-type="string">
            <text:p>Vebar</text:p>
          </table:table-cell>
          <table:table-cell table:formula="of:=VLOOKUP([.C53];[.$A$3:.$B$62];2;0)" office:value-type="float" office:value="28" calcext:value-type="float">
            <text:p>28</text:p>
          </table:table-cell>
          <table:table-cell/>
          <table:table-cell table:formula="of:=VLOOKUP([.G53];[.$K$3:.$L$62];2;)" office:value-type="string" office:string-value="Tiomu" calcext:value-type="string">
            <text:p>Tiomu</text:p>
          </table:table-cell>
          <table:table-cell table:style-name="ce6" office:value-type="float" office:value="82" calcext:value-type="float">
            <text:p>82</text:p>
          </table:table-cell>
          <table:table-cell table:style-name="ce24" office:value-type="string" calcext:value-type="string">
            <text:p>Vebar 28 | Tiomu 82</text:p>
          </table:table-cell>
          <table:table-cell table:style-name="ce24" table:formula="of:=IF([.H53]=COM.MICROSOFT.CONCAT([.C53] &amp; &quot; &quot; &amp; [.D53] &amp; &quot; | &quot; &amp; [.F53] &amp; &quot; &quot; &amp; [.G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Finbabu</text:p>
          </table:table-cell>
          <table:table-cell/>
          <table:table-cell table:style-name="ce25" table:formula="of:=[.A53] &amp; &quot; &quot; &amp; [.B53]" office:value-type="string" office:string-value="Finbabu 89" calcext:value-type="string">
            <text:p>Finbabu 89</text:p>
          </table:table-cell>
        </table:table-row>
        <table:table-row table:style-name="ro1">
          <table:table-cell table:style-name="ce14" office:value-type="string" calcext:value-type="string">
            <text:p>Tuteadar</text:p>
          </table:table-cell>
          <table:table-cell table:style-name="ce14" office:value-type="float" office:value="6" calcext:value-type="float">
            <text:p>6</text:p>
          </table:table-cell>
          <table:table-cell table:style-name="ce6" office:value-type="string" calcext:value-type="string">
            <text:p>Weos</text:p>
          </table:table-cell>
          <table:table-cell table:formula="of:=VLOOKUP([.C54];[.$A$3:.$B$62];2;0)" office:value-type="float" office:value="42" calcext:value-type="float">
            <text:p>42</text:p>
          </table:table-cell>
          <table:table-cell/>
          <table:table-cell table:formula="of:=VLOOKUP([.G54];[.$K$3:.$L$62];2;)" office:value-type="string" office:string-value="Laerurandir" calcext:value-type="string">
            <text:p>Laerurandir</text:p>
          </table:table-cell>
          <table:table-cell table:style-name="ce6" office:value-type="float" office:value="85" calcext:value-type="float">
            <text:p>85</text:p>
          </table:table-cell>
          <table:table-cell table:style-name="ce24" office:value-type="string" calcext:value-type="string">
            <text:p>Weos 42 | Laerurandir 85</text:p>
          </table:table-cell>
          <table:table-cell table:style-name="ce24" table:formula="of:=IF([.H54]=COM.MICROSOFT.CONCAT([.C54] &amp; &quot; &quot; &amp; [.D54] &amp; &quot; | &quot; &amp; [.F54] &amp; &quot; &quot; &amp; [.G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uteadar</text:p>
          </table:table-cell>
          <table:table-cell/>
          <table:table-cell table:style-name="ce25" table:formula="of:=[.A54] &amp; &quot; &quot; &amp; [.B54]" office:value-type="string" office:string-value="Tuteadar 6" calcext:value-type="string">
            <text:p>Tuteadar 6</text:p>
          </table:table-cell>
        </table:table-row>
        <table:table-row table:style-name="ro1">
          <table:table-cell table:style-name="ce14" office:value-type="string" calcext:value-type="string">
            <text:p>Toewuron</text:p>
          </table:table-cell>
          <table:table-cell table:style-name="ce14" office:value-type="float" office:value="72" calcext:value-type="float">
            <text:p>72</text:p>
          </table:table-cell>
          <table:table-cell table:style-name="ce6" office:value-type="string" calcext:value-type="string">
            <text:p>Winu</text:p>
          </table:table-cell>
          <table:table-cell table:formula="of:=VLOOKUP([.C55];[.$A$3:.$B$62];2;0)" office:value-type="float" office:value="5" calcext:value-type="float">
            <text:p>5</text:p>
          </table:table-cell>
          <table:table-cell/>
          <table:table-cell table:formula="of:=VLOOKUP([.G55];[.$K$3:.$L$62];2;)" office:value-type="string" office:string-value="Zioka" calcext:value-type="string">
            <text:p>Zioka</text:p>
          </table:table-cell>
          <table:table-cell table:style-name="ce6" office:value-type="float" office:value="88" calcext:value-type="float">
            <text:p>88</text:p>
          </table:table-cell>
          <table:table-cell table:style-name="ce24" office:value-type="string" calcext:value-type="string">
            <text:p>Winu 5 | Zioka 88</text:p>
          </table:table-cell>
          <table:table-cell table:style-name="ce24" table:formula="of:=IF([.H55]=COM.MICROSOFT.CONCAT([.C55] &amp; &quot; &quot; &amp; [.D55] &amp; &quot; | &quot; &amp; [.F55] &amp; &quot; &quot; &amp; [.G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Toewuron</text:p>
          </table:table-cell>
          <table:table-cell/>
          <table:table-cell table:style-name="ce25" table:formula="of:=[.A55] &amp; &quot; &quot; &amp; [.B55]" office:value-type="string" office:string-value="Toewuron 72" calcext:value-type="string">
            <text:p>Toewuron 72</text:p>
          </table:table-cell>
        </table:table-row>
        <table:table-row table:style-name="ro1">
          <table:table-cell table:style-name="ce14" office:value-type="string" calcext:value-type="string">
            <text:p>Nocothalion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string" calcext:value-type="string">
            <text:p>Wuarayadan</text:p>
          </table:table-cell>
          <table:table-cell table:formula="of:=VLOOKUP([.C56];[.$A$3:.$B$62];2;0)" office:value-type="float" office:value="51" calcext:value-type="float">
            <text:p>51</text:p>
          </table:table-cell>
          <table:table-cell/>
          <table:table-cell table:formula="of:=VLOOKUP([.G56];[.$K$3:.$L$62];2;)" office:value-type="string" office:string-value="Finbabu" calcext:value-type="string">
            <text:p>Finbabu</text:p>
          </table:table-cell>
          <table:table-cell table:style-name="ce6" office:value-type="float" office:value="89" calcext:value-type="float">
            <text:p>89</text:p>
          </table:table-cell>
          <table:table-cell table:style-name="ce24" office:value-type="string" calcext:value-type="string">
            <text:p>Wuarayadan 51 | Finbabu 89</text:p>
          </table:table-cell>
          <table:table-cell table:style-name="ce24" table:formula="of:=IF([.H56]=COM.MICROSOFT.CONCAT([.C56] &amp; &quot; &quot; &amp; [.D56] &amp; &quot; | &quot; &amp; [.F56] &amp; &quot; &quot; &amp; [.G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Nocothalion</text:p>
          </table:table-cell>
          <table:table-cell/>
          <table:table-cell table:style-name="ce25" table:formula="of:=[.A56] &amp; &quot; &quot; &amp; [.B56]" office:value-type="string" office:string-value="Nocothalion 77" calcext:value-type="string">
            <text:p>Nocothalion 77</text:p>
          </table:table-cell>
        </table:table-row>
        <table:table-row table:style-name="ro1">
          <table:table-cell table:style-name="ce14" office:value-type="string" calcext:value-type="string">
            <text:p>Aegsundîr</text:p>
          </table:table-cell>
          <table:table-cell table:style-name="ce14" office:value-type="float" office:value="97" calcext:value-type="float">
            <text:p>97</text:p>
          </table:table-cell>
          <table:table-cell table:style-name="ce6" office:value-type="string" calcext:value-type="string">
            <text:p>Wyovo</text:p>
          </table:table-cell>
          <table:table-cell table:formula="of:=VLOOKUP([.C57];[.$A$3:.$B$62];2;0)" office:value-type="float" office:value="11" calcext:value-type="float">
            <text:p>11</text:p>
          </table:table-cell>
          <table:table-cell/>
          <table:table-cell table:formula="of:=VLOOKUP([.G57];[.$K$3:.$L$62];2;)" office:value-type="string" office:string-value="Lovu" calcext:value-type="string">
            <text:p>Lovu</text:p>
          </table:table-cell>
          <table:table-cell table:style-name="ce6" office:value-type="float" office:value="90" calcext:value-type="float">
            <text:p>90</text:p>
          </table:table-cell>
          <table:table-cell table:style-name="ce24" office:value-type="string" calcext:value-type="string">
            <text:p>Wyovo 11 | Lovu 90</text:p>
          </table:table-cell>
          <table:table-cell table:style-name="ce24" table:formula="of:=IF([.H57]=COM.MICROSOFT.CONCAT([.C57] &amp; &quot; &quot; &amp; [.D57] &amp; &quot; | &quot; &amp; [.F57] &amp; &quot; &quot; &amp; [.G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Aegsundîr</text:p>
          </table:table-cell>
          <table:table-cell/>
          <table:table-cell table:style-name="ce25" table:formula="of:=[.A57] &amp; &quot; &quot; &amp; [.B57]" office:value-type="string" office:string-value="Aegsundîr 97" calcext:value-type="string">
            <text:p>Aegsundîr 97</text:p>
          </table:table-cell>
        </table:table-row>
        <table:table-row table:style-name="ro1">
          <table:table-cell table:style-name="ce14" office:value-type="string" calcext:value-type="string">
            <text:p>Finwosia</text:p>
          </table:table-cell>
          <table:table-cell table:style-name="ce14" office:value-type="float" office:value="9" calcext:value-type="float">
            <text:p>9</text:p>
          </table:table-cell>
          <table:table-cell table:style-name="ce6" office:value-type="string" calcext:value-type="string">
            <text:p>Xayuil</text:p>
          </table:table-cell>
          <table:table-cell table:formula="of:=VLOOKUP([.C58];[.$A$3:.$B$62];2;0)" office:value-type="float" office:value="94" calcext:value-type="float">
            <text:p>94</text:p>
          </table:table-cell>
          <table:table-cell/>
          <table:table-cell table:formula="of:=VLOOKUP([.G58];[.$K$3:.$L$62];2;)" office:value-type="string" office:string-value="Zaun" calcext:value-type="string">
            <text:p>Zaun</text:p>
          </table:table-cell>
          <table:table-cell table:style-name="ce6" office:value-type="float" office:value="92" calcext:value-type="float">
            <text:p>92</text:p>
          </table:table-cell>
          <table:table-cell table:style-name="ce24" office:value-type="string" calcext:value-type="string">
            <text:p>Xayuil 94 | Zaun 92</text:p>
          </table:table-cell>
          <table:table-cell table:style-name="ce24" table:formula="of:=IF([.H58]=COM.MICROSOFT.CONCAT([.C58] &amp; &quot; &quot; &amp; [.D58] &amp; &quot; | &quot; &amp; [.F58] &amp; &quot; &quot; &amp; [.G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inwosia</text:p>
          </table:table-cell>
          <table:table-cell/>
          <table:table-cell table:style-name="ce25" table:formula="of:=[.A58] &amp; &quot; &quot; &amp; [.B58]" office:value-type="string" office:string-value="Finwosia 9" calcext:value-type="string">
            <text:p>Finwosia 9</text:p>
          </table:table-cell>
        </table:table-row>
        <table:table-row table:style-name="ro1">
          <table:table-cell table:style-name="ce14" office:value-type="string" calcext:value-type="string">
            <text:p>Tomuion</text:p>
          </table:table-cell>
          <table:table-cell table:style-name="ce14" office:value-type="float" office:value="26" calcext:value-type="float">
            <text:p>26</text:p>
          </table:table-cell>
          <table:table-cell table:style-name="ce6" office:value-type="string" calcext:value-type="string">
            <text:p>Xurun</text:p>
          </table:table-cell>
          <table:table-cell table:formula="of:=VLOOKUP([.C59];[.$A$3:.$B$62];2;0)" office:value-type="float" office:value="52" calcext:value-type="float">
            <text:p>52</text:p>
          </table:table-cell>
          <table:table-cell/>
          <table:table-cell table:formula="of:=VLOOKUP([.G59];[.$K$3:.$L$62];2;)" office:value-type="string" office:string-value="Xayuil" calcext:value-type="string">
            <text:p>Xayuil</text:p>
          </table:table-cell>
          <table:table-cell table:style-name="ce6" office:value-type="float" office:value="94" calcext:value-type="float">
            <text:p>94</text:p>
          </table:table-cell>
          <table:table-cell table:style-name="ce24" office:value-type="string" calcext:value-type="string">
            <text:p>Xurun 52 | Xayuil 94</text:p>
          </table:table-cell>
          <table:table-cell table:style-name="ce24" table:formula="of:=IF([.H59]=COM.MICROSOFT.CONCAT([.C59] &amp; &quot; &quot; &amp; [.D59] &amp; &quot; | &quot; &amp; [.F59] &amp; &quot; &quot; &amp; [.G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Tomuion</text:p>
          </table:table-cell>
          <table:table-cell/>
          <table:table-cell table:style-name="ce25" table:formula="of:=[.A59] &amp; &quot; &quot; &amp; [.B59]" office:value-type="string" office:string-value="Tomuion 26" calcext:value-type="string">
            <text:p>Tomuion 26</text:p>
          </table:table-cell>
        </table:table-row>
        <table:table-row table:style-name="ro1">
          <table:table-cell table:style-name="ce14" office:value-type="string" calcext:value-type="string">
            <text:p>Celebxe</text:p>
          </table:table-cell>
          <table:table-cell table:style-name="ce14" office:value-type="float" office:value="47" calcext:value-type="float">
            <text:p>47</text:p>
          </table:table-cell>
          <table:table-cell table:style-name="ce6" office:value-type="string" calcext:value-type="string">
            <text:p>Zaun</text:p>
          </table:table-cell>
          <table:table-cell table:formula="of:=VLOOKUP([.C60];[.$A$3:.$B$62];2;0)" office:value-type="float" office:value="92" calcext:value-type="float">
            <text:p>92</text:p>
          </table:table-cell>
          <table:table-cell/>
          <table:table-cell table:formula="of:=VLOOKUP([.G60];[.$K$3:.$L$62];2;)" office:value-type="string" office:string-value="Aegsundîr" calcext:value-type="string">
            <text:p>Aegsundîr</text:p>
          </table:table-cell>
          <table:table-cell table:style-name="ce6" office:value-type="float" office:value="97" calcext:value-type="float">
            <text:p>97</text:p>
          </table:table-cell>
          <table:table-cell table:style-name="ce24" office:value-type="string" calcext:value-type="string">
            <text:p>Zaun 92 | Aegsundîr 97</text:p>
          </table:table-cell>
          <table:table-cell table:style-name="ce24" table:formula="of:=IF([.H60]=COM.MICROSOFT.CONCAT([.C60] &amp; &quot; &quot; &amp; [.D60] &amp; &quot; | &quot; &amp; [.F60] &amp; &quot; &quot; &amp; [.G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elebxe</text:p>
          </table:table-cell>
          <table:table-cell/>
          <table:table-cell table:style-name="ce25" table:formula="of:=[.A60] &amp; &quot; &quot; &amp; [.B60]" office:value-type="string" office:string-value="Celebxe 47" calcext:value-type="string">
            <text:p>Celebxe 47</text:p>
          </table:table-cell>
        </table:table-row>
        <table:table-row table:style-name="ro1">
          <table:table-cell table:style-name="ce14" office:value-type="string" calcext:value-type="string">
            <text:p>Difithir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Zioka</text:p>
          </table:table-cell>
          <table:table-cell table:formula="of:=VLOOKUP([.C61];[.$A$3:.$B$62];2;0)" office:value-type="float" office:value="88" calcext:value-type="float">
            <text:p>88</text:p>
          </table:table-cell>
          <table:table-cell/>
          <table:table-cell table:formula="of:=VLOOKUP([.G61];[.$K$3:.$L$62];2;)" office:value-type="string" office:string-value="Pupen" calcext:value-type="string">
            <text:p>Pupen</text:p>
          </table:table-cell>
          <table:table-cell table:style-name="ce6" office:value-type="float" office:value="98" calcext:value-type="float">
            <text:p>98</text:p>
          </table:table-cell>
          <table:table-cell table:style-name="ce24" office:value-type="string" calcext:value-type="string">
            <text:p>Zioka 88 | Pupen 98</text:p>
          </table:table-cell>
          <table:table-cell table:style-name="ce24" table:formula="of:=IF([.H61]=COM.MICROSOFT.CONCAT([.C61] &amp; &quot; &quot; &amp; [.D61] &amp; &quot; | &quot; &amp; [.F61] &amp; &quot; &quot; &amp; [.G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fithir</text:p>
          </table:table-cell>
          <table:table-cell/>
          <table:table-cell table:style-name="ce25" table:formula="of:=[.A61] &amp; &quot; &quot; &amp; [.B61]" office:value-type="string" office:string-value="Difithir 1" calcext:value-type="string">
            <text:p>Difithir 1</text:p>
          </table:table-cell>
        </table:table-row>
        <table:table-row table:style-name="ro1">
          <table:table-cell table:style-name="ce14" office:value-type="string" calcext:value-type="string">
            <text:p>Pupen</text:p>
          </table:table-cell>
          <table:table-cell table:style-name="ce14" office:value-type="float" office:value="98" calcext:value-type="float">
            <text:p>98</text:p>
          </table:table-cell>
          <table:table-cell table:style-name="ce6" office:value-type="string" calcext:value-type="string">
            <text:p>Zouis</text:p>
          </table:table-cell>
          <table:table-cell table:formula="of:=VLOOKUP([.C62];[.$A$3:.$B$62];2;0)" office:value-type="float" office:value="12" calcext:value-type="float">
            <text:p>12</text:p>
          </table:table-cell>
          <table:table-cell/>
          <table:table-cell table:formula="of:=VLOOKUP([.G62];[.$K$3:.$L$62];2;)" office:value-type="string" office:string-value="Modor" calcext:value-type="string">
            <text:p>Modor</text:p>
          </table:table-cell>
          <table:table-cell table:style-name="ce6" office:value-type="float" office:value="100" calcext:value-type="float">
            <text:p>100</text:p>
          </table:table-cell>
          <table:table-cell table:style-name="ce24" office:value-type="string" calcext:value-type="string">
            <text:p>Zouis 12 | Modor 100</text:p>
          </table:table-cell>
          <table:table-cell table:style-name="ce24" table:formula="of:=IF([.H62]=COM.MICROSOFT.CONCAT([.C62] &amp; &quot; &quot; &amp; [.D62] &amp; &quot; | &quot; &amp; [.F62] &amp; &quot; &quot; &amp; [.G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Pupen</text:p>
          </table:table-cell>
          <table:table-cell/>
          <table:table-cell table:style-name="ce25" table:formula="of:=[.A62] &amp; &quot; &quot; &amp; [.B62]" office:value-type="string" office:string-value="Pupen 98" calcext:value-type="string">
            <text:p>Pupen 98</text:p>
          </table:table-cell>
        </table:table-row>
        <table:table-row table:style-name="ro1">
          <table:table-cell table:style-name="ce14" table:number-columns-repeated="2"/>
          <table:table-cell table:style-name="ce6"/>
          <table:table-cell table:number-columns-repeated="3"/>
          <table:table-cell table:style-name="ce6"/>
          <table:table-cell table:style-name="ce24" table:number-columns-repeated="2"/>
          <table:table-cell/>
          <table:table-cell table:style-name="ce6" table:number-columns-repeated="2"/>
          <table:table-cell/>
          <table:table-cell table:style-name="ce25"/>
        </table:table-row>
        <table:table-row table:style-name="ro1" table:number-rows-repeated="3">
          <table:table-cell table:style-name="ce14" table:number-columns-repeated="2"/>
          <table:table-cell table:style-name="ce6"/>
          <table:table-cell table:number-columns-repeated="3"/>
          <table:table-cell table:style-name="ce6"/>
          <table:table-cell table:style-name="ce25"/>
          <table:table-cell table:style-name="ce24"/>
          <table:table-cell/>
          <table:table-cell table:style-name="ce6" table:number-columns-repeated="2"/>
          <table:table-cell/>
          <table:table-cell table:style-name="ce25"/>
        </table:table-row>
        <table:table-row table:style-name="ro1" table:number-rows-repeated="935">
          <table:table-cell table:style-name="ce14" table:number-columns-repeated="2"/>
          <table:table-cell table:style-name="ce6"/>
          <table:table-cell table:number-columns-repeated="3"/>
          <table:table-cell table:style-name="ce6"/>
          <table:table-cell table:style-name="ce24" table:number-columns-repeated="2"/>
          <table:table-cell/>
          <table:table-cell table:style-name="ce6" table:number-columns-repeated="2"/>
          <table:table-cell/>
          <table:table-cell table:style-name="ce25"/>
        </table:table-row>
        <table:table-row table:style-name="ro1" table:number-rows-repeated="10475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Planilha1.G2:Planilha1.G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21:29:12.723000000</meta:creation-date>
    <meta:generator>LibreOffice/7.3.5.2$Windows_X86_64 LibreOffice_project/184fe81b8c8c30d8b5082578aee2fed2ea847c01</meta:generator>
    <dc:date>2023-10-04T22:39:40.263000000</dc:date>
    <meta:editing-duration>PT16M39S</meta:editing-duration>
    <meta:editing-cycles>4</meta:editing-cycles>
    <meta:document-statistic meta:table-count="1" meta:cell-count="670" meta:object-count="0"/>
  </office:meta>
</office:document-meta>
</file>